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_21315__20998__20301__91_0_93__32_3" style:data-style-name="N60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_21315__20998__20301__91_0_93__32_3" style:data-style-name="N6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72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_19968__33324__Book3" style:data-style-name="N56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_19968__33324__Book3" style:data-style-name="N56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19968__33324__Book3" style:data-style-name="N56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19968__33324__Book3" style:data-style-name="N56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19968__33324__Book3" style:data-style-name="N56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Book3" style:data-style-name="N56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19968__33324__32_2" style:data-style-name="N0">
      <style:table-cell-properties style:vertical-align="middle" fo:background-color="#FFFFFF" style:cell-protect="protected"/>
      <style:text-properties style:font-name="微軟正黑體" style:font-name-asian="微軟正黑體" style:font-name-complex="微軟正黑體" style:font-family-generic="swiss"/>
    </style:style>
    <style:style style:name="ce21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92.10_22806__31821__33287__22823__38520__37197__20598__35657__20214__21029__21450__22283__31821__21029_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19968__33324__Book3" style:data-style-name="N56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6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29" style:family="table-cell" style:parent-style-name="_19968__33324__32_2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32_2" style:data-style-name="N0">
      <style:table-cell-properties style:vertical-align="automatic" fo:background-color="#FFFFFF" style:cell-protect="protected"/>
      <style:text-properties style:font-name="微軟正黑體" style:font-name-asian="微軟正黑體" style:font-name-complex="微軟正黑體" style:font-family-generic="swiss"/>
    </style:style>
    <style:style style:name="ce31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32_2" style:data-style-name="N0">
      <style:table-cell-properties style:vertical-align="automatic" fo:background-color="#FFFFFF" style:cell-protect="protected"/>
      <style:text-properties style:font-name="微軟正黑體" style:font-name-asian="微軟正黑體" style:font-name-complex="微軟正黑體" style:font-family-generic="swiss"/>
    </style:style>
    <style:style style:name="ce3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4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6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3" style:data-style-name="N60">
      <style:table-cell-properties fo:border="thin solid #000000"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11" table:number-columns-repeated="2" table:default-cell-style-name="ce1"/>
        <table:table-column table:style-name="co9" table:default-cell-style-name="ce32"/>
        <table:table-column table:style-name="co12" table:number-columns-repeated="16352" table:default-cell-style-name="ce1"/>
        <table:table-row table:style-name="ro1">
          <table:table-cell office:value-type="string" table:number-columns-spanned="32" table:number-rows-spanned="1" table:style-name="ce33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1" table:style-name="ce2"/>
          <table:table-cell office:value-type="string" table:style-name="ce2">
            <text:p>中 華 民 國 109 年 11 月 底</text:p>
          </table:table-cell>
          <table:table-cell table:number-columns-repeated="15" table:style-name="ce2"/>
          <table:table-cell table:number-columns-repeated="2" table:style-name="ce3"/>
          <table:table-cell office:value-type="string" table:style-name="ce4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34">
            <text:p>區域別</text:p>
          </table:table-cell>
          <table:table-cell office:value-type="string" table:number-columns-spanned="3" table:number-rows-spanned="1" table:style-name="ce35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36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3">～</text:span><text:span text:style-name="T4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3">～</text:span><text:span text:style-name="T4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3">～</text:span><text:span text:style-name="T4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12<text:s/><text:span text:style-name="T3">～</text:span><text:span text:style-name="T4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39">
            <text:p>20<text:span text:style-name="T2">歲以上</text:span></text:p>
          </table:table-cell>
          <table:covered-table-cell table:number-columns-repeated="3"/>
          <table:table-cell office:value-type="string" table:number-columns-spanned="4" table:number-rows-spanned="1" table:style-name="ce38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7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8">
            <text:p>總 <text:s text:c="3"/>計</text:p>
          </table:table-cell>
          <table:table-cell office:value-type="float" office:value="23563356" table:style-name="ce9">
            <text:p>23,563,356</text:p>
          </table:table-cell>
          <table:table-cell office:value-type="float" office:value="11675605" table:style-name="ce9">
            <text:p>11,675,605</text:p>
          </table:table-cell>
          <table:table-cell office:value-type="float" office:value="11887751" table:style-name="ce9">
            <text:p>11,887,751</text:p>
          </table:table-cell>
          <table:table-cell office:value-type="float" office:value="926560" table:style-name="ce9">
            <text:p>926,560</text:p>
          </table:table-cell>
          <table:table-cell office:value-type="float" office:value="479996" table:style-name="ce9">
            <text:p>479,996</text:p>
          </table:table-cell>
          <table:table-cell office:value-type="float" office:value="446564" table:style-name="ce9">
            <text:p>446,564</text:p>
          </table:table-cell>
          <table:table-cell office:value-type="float" office:value="3.9322072798119252" table:style-name="ce10">
            <text:p>3.93</text:p>
          </table:table-cell>
          <table:table-cell office:value-type="float" office:value="1354495" table:style-name="ce9">
            <text:p>1,354,495</text:p>
          </table:table-cell>
          <table:table-cell office:value-type="float" office:value="701761" table:style-name="ce9">
            <text:p>701,761</text:p>
          </table:table-cell>
          <table:table-cell office:value-type="float" office:value="652734" table:style-name="ce9">
            <text:p>652,734</text:p>
          </table:table-cell>
          <table:table-cell office:value-type="float" office:value="5.7483110640097275" table:style-name="ce11">
            <text:p>5.75</text:p>
          </table:table-cell>
          <table:table-cell office:value-type="float" office:value="2352709" table:style-name="ce9">
            <text:p>2,352,709</text:p>
          </table:table-cell>
          <table:table-cell office:value-type="float" office:value="1219948" table:style-name="ce9">
            <text:p>1,219,948</text:p>
          </table:table-cell>
          <table:table-cell office:value-type="float" office:value="1132761" table:style-name="ce9">
            <text:p>1,132,761</text:p>
          </table:table-cell>
          <table:table-cell office:value-type="float" office:value="9.9846091532971784" table:style-name="ce10">
            <text:p>9.98</text:p>
          </table:table-cell>
          <table:table-cell office:value-type="float" office:value="2552505" table:style-name="ce9">
            <text:p>2,552,505</text:p>
          </table:table-cell>
          <table:table-cell office:value-type="float" office:value="1324431" table:style-name="ce9">
            <text:p>1,324,431</text:p>
          </table:table-cell>
          <table:table-cell office:value-type="float" office:value="1228074" table:style-name="ce9">
            <text:p>1,228,074</text:p>
          </table:table-cell>
          <table:table-cell office:value-type="float" office:value="10.83251893321138" table:style-name="ce10">
            <text:p>10.83</text:p>
          </table:table-cell>
          <table:table-cell office:value-type="float" office:value="1266432" table:style-name="ce9">
            <text:p>1,266,432</text:p>
          </table:table-cell>
          <table:table-cell office:value-type="float" office:value="662224" table:style-name="ce9">
            <text:p>662,224</text:p>
          </table:table-cell>
          <table:table-cell office:value-type="float" office:value="604208" table:style-name="ce9">
            <text:p>604,208</text:p>
          </table:table-cell>
          <table:table-cell office:value-type="float" office:value="5.3745824660969346" table:style-name="ce10">
            <text:p>5.37</text:p>
          </table:table-cell>
          <table:table-cell office:value-type="float" office:value="19436638" table:style-name="ce9">
            <text:p>19,436,638</text:p>
          </table:table-cell>
          <table:table-cell office:value-type="float" office:value="9529071" table:style-name="ce9">
            <text:p>9,529,071</text:p>
          </table:table-cell>
          <table:table-cell office:value-type="float" office:value="9907567" table:style-name="ce9">
            <text:p>9,907,567</text:p>
          </table:table-cell>
          <table:table-cell office:value-type="float" office:value="82.486713692226189" table:style-name="ce10">
            <text:p>82.49</text:p>
          </table:table-cell>
          <table:table-cell office:value-type="float" office:value="3773764" table:style-name="ce9">
            <text:p>3,773,764</text:p>
          </table:table-cell>
          <table:table-cell office:value-type="float" office:value="1720879" table:style-name="ce9">
            <text:p>1,720,879</text:p>
          </table:table-cell>
          <table:table-cell office:value-type="float" office:value="2052885" table:style-name="ce9">
            <text:p>2,052,885</text:p>
          </table:table-cell>
          <table:table-cell office:value-type="float" office:value="16.015392714008989" table:style-name="ce10">
            <text:p>16.02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新北市</text:p>
          </table:table-cell>
          <table:table-cell office:value-type="float" office:value="4030594" table:style-name="ce13">
            <text:p>4,030,594</text:p>
          </table:table-cell>
          <table:table-cell office:value-type="float" office:value="1968161" table:style-name="ce13">
            <text:p>1,968,161</text:p>
          </table:table-cell>
          <table:table-cell office:value-type="float" office:value="2062433" table:style-name="ce13">
            <text:p>2,062,433</text:p>
          </table:table-cell>
          <table:table-cell office:value-type="float" office:value="147620" table:style-name="ce13">
            <text:p>147,620</text:p>
          </table:table-cell>
          <table:table-cell office:value-type="float" office:value="76193" table:style-name="ce13">
            <text:p>76,193</text:p>
          </table:table-cell>
          <table:table-cell office:value-type="float" office:value="71427" table:style-name="ce13">
            <text:p>71,427</text:p>
          </table:table-cell>
          <table:table-cell office:value-type="float" office:value="3.662487464626802" table:style-name="ce14">
            <text:p>3.66</text:p>
          </table:table-cell>
          <table:table-cell office:value-type="float" office:value="218004" table:style-name="ce13">
            <text:p>218,004</text:p>
          </table:table-cell>
          <table:table-cell office:value-type="float" office:value="112618" table:style-name="ce13">
            <text:p>112,618</text:p>
          </table:table-cell>
          <table:table-cell office:value-type="float" office:value="105386" table:style-name="ce13">
            <text:p>105,386</text:p>
          </table:table-cell>
          <table:table-cell office:value-type="float" office:value="5.4087313185103731" table:style-name="ce15">
            <text:p>5.41</text:p>
          </table:table-cell>
          <table:table-cell office:value-type="float" office:value="383397" table:style-name="ce13">
            <text:p>383,397</text:p>
          </table:table-cell>
          <table:table-cell office:value-type="float" office:value="198326" table:style-name="ce13">
            <text:p>198,326</text:p>
          </table:table-cell>
          <table:table-cell office:value-type="float" office:value="185071" table:style-name="ce13">
            <text:p>185,071</text:p>
          </table:table-cell>
          <table:table-cell office:value-type="float" office:value="9.5121711588912206" table:style-name="ce14">
            <text:p>9.51</text:p>
          </table:table-cell>
          <table:table-cell office:value-type="float" office:value="415442" table:style-name="ce13">
            <text:p>415,442</text:p>
          </table:table-cell>
          <table:table-cell office:value-type="float" office:value="215183" table:style-name="ce13">
            <text:p>215,183</text:p>
          </table:table-cell>
          <table:table-cell office:value-type="float" office:value="200259" table:style-name="ce13">
            <text:p>200,259</text:p>
          </table:table-cell>
          <table:table-cell office:value-type="float" office:value="10.307215264052891" table:style-name="ce14">
            <text:p>10.31</text:p>
          </table:table-cell>
          <table:table-cell office:value-type="float" office:value="205898" table:style-name="ce13">
            <text:p>205,898</text:p>
          </table:table-cell>
          <table:table-cell office:value-type="float" office:value="107718" table:style-name="ce13">
            <text:p>107,718</text:p>
          </table:table-cell>
          <table:table-cell office:value-type="float" office:value="98180" table:style-name="ce13">
            <text:p>98,180</text:p>
          </table:table-cell>
          <table:table-cell office:value-type="float" office:value="5.1083785665338661" table:style-name="ce14">
            <text:p>5.11</text:p>
          </table:table-cell>
          <table:table-cell office:value-type="float" office:value="3358035" table:style-name="ce13">
            <text:p>3,358,035</text:p>
          </table:table-cell>
          <table:table-cell office:value-type="float" office:value="1618680" table:style-name="ce13">
            <text:p>1,618,680</text:p>
          </table:table-cell>
          <table:table-cell office:value-type="float" office:value="1739355" table:style-name="ce13">
            <text:p>1,739,355</text:p>
          </table:table-cell>
          <table:table-cell office:value-type="float" office:value="83.313650543815626" table:style-name="ce14">
            <text:p>83.31</text:p>
          </table:table-cell>
          <table:table-cell office:value-type="float" office:value="615278" table:style-name="ce13">
            <text:p>615,278</text:p>
          </table:table-cell>
          <table:table-cell office:value-type="float" office:value="277592" table:style-name="ce13">
            <text:p>277,592</text:p>
          </table:table-cell>
          <table:table-cell office:value-type="float" office:value="337686" table:style-name="ce13">
            <text:p>337,686</text:p>
          </table:table-cell>
          <table:table-cell office:value-type="float" office:value="15.265194162448511" table:style-name="ce14">
            <text:p>15.27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臺北市</text:p>
          </table:table-cell>
          <table:table-cell office:value-type="float" office:value="2605369" table:style-name="ce13">
            <text:p>2,605,369</text:p>
          </table:table-cell>
          <table:table-cell office:value-type="float" office:value="1240053" table:style-name="ce13">
            <text:p>1,240,053</text:p>
          </table:table-cell>
          <table:table-cell office:value-type="float" office:value="1365316" table:style-name="ce13">
            <text:p>1,365,316</text:p>
          </table:table-cell>
          <table:table-cell office:value-type="float" office:value="113298" table:style-name="ce13">
            <text:p>113,298</text:p>
          </table:table-cell>
          <table:table-cell office:value-type="float" office:value="58590" table:style-name="ce13">
            <text:p>58,590</text:p>
          </table:table-cell>
          <table:table-cell office:value-type="float" office:value="54708" table:style-name="ce13">
            <text:p>54,708</text:p>
          </table:table-cell>
          <table:table-cell office:value-type="float" office:value="4.3486354524061657" table:style-name="ce14">
            <text:p>4.35</text:p>
          </table:table-cell>
          <table:table-cell office:value-type="float" office:value="164907" table:style-name="ce13">
            <text:p>164,907</text:p>
          </table:table-cell>
          <table:table-cell office:value-type="float" office:value="85132" table:style-name="ce13">
            <text:p>85,132</text:p>
          </table:table-cell>
          <table:table-cell office:value-type="float" office:value="79775" table:style-name="ce13">
            <text:p>79,775</text:p>
          </table:table-cell>
          <table:table-cell office:value-type="float" office:value="6.3295064921705908" table:style-name="ce15">
            <text:p>6.33</text:p>
          </table:table-cell>
          <table:table-cell office:value-type="float" office:value="279049" table:style-name="ce13">
            <text:p>279,049</text:p>
          </table:table-cell>
          <table:table-cell office:value-type="float" office:value="144345" table:style-name="ce13">
            <text:p>144,345</text:p>
          </table:table-cell>
          <table:table-cell office:value-type="float" office:value="134704" table:style-name="ce13">
            <text:p>134,704</text:p>
          </table:table-cell>
          <table:table-cell office:value-type="float" office:value="10.710536588099421" table:style-name="ce14">
            <text:p>10.71</text:p>
          </table:table-cell>
          <table:table-cell office:value-type="float" office:value="301174" table:style-name="ce13">
            <text:p>301,174</text:p>
          </table:table-cell>
          <table:table-cell office:value-type="float" office:value="155880" table:style-name="ce13">
            <text:p>155,880</text:p>
          </table:table-cell>
          <table:table-cell office:value-type="float" office:value="145294" table:style-name="ce13">
            <text:p>145,294</text:p>
          </table:table-cell>
          <table:table-cell office:value-type="float" office:value="11.559744512197696" table:style-name="ce14">
            <text:p>11.56</text:p>
          </table:table-cell>
          <table:table-cell office:value-type="float" office:value="128540" table:style-name="ce13">
            <text:p>128,540</text:p>
          </table:table-cell>
          <table:table-cell office:value-type="float" office:value="67067" table:style-name="ce13">
            <text:p>67,067</text:p>
          </table:table-cell>
          <table:table-cell office:value-type="float" office:value="61473" table:style-name="ce13">
            <text:p>61,473</text:p>
          </table:table-cell>
          <table:table-cell office:value-type="float" office:value="4.9336581497668854" table:style-name="ce14">
            <text:p>4.93</text:p>
          </table:table-cell>
          <table:table-cell office:value-type="float" office:value="2151727" table:style-name="ce13">
            <text:p>2,151,727</text:p>
          </table:table-cell>
          <table:table-cell office:value-type="float" office:value="1004705" table:style-name="ce13">
            <text:p>1,004,705</text:p>
          </table:table-cell>
          <table:table-cell office:value-type="float" office:value="1147022" table:style-name="ce13">
            <text:p>1,147,022</text:p>
          </table:table-cell>
          <table:table-cell office:value-type="float" office:value="82.588186164800462" table:style-name="ce14">
            <text:p>82.59</text:p>
          </table:table-cell>
          <table:table-cell office:value-type="float" office:value="494725" table:style-name="ce13">
            <text:p>494,725</text:p>
          </table:table-cell>
          <table:table-cell office:value-type="float" office:value="219884" table:style-name="ce13">
            <text:p>219,884</text:p>
          </table:table-cell>
          <table:table-cell office:value-type="float" office:value="274841" table:style-name="ce13">
            <text:p>274,841</text:p>
          </table:table-cell>
          <table:table-cell office:value-type="float" office:value="18.988673005627994" table:style-name="ce14">
            <text:p>18.99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桃園市</text:p>
          </table:table-cell>
          <table:table-cell office:value-type="float" office:value="2267070" table:style-name="ce13">
            <text:p>2,267,070</text:p>
          </table:table-cell>
          <table:table-cell office:value-type="float" office:value="1123589" table:style-name="ce13">
            <text:p>1,123,589</text:p>
          </table:table-cell>
          <table:table-cell office:value-type="float" office:value="1143481" table:style-name="ce13">
            <text:p>1,143,481</text:p>
          </table:table-cell>
          <table:table-cell office:value-type="float" office:value="110887" table:style-name="ce13">
            <text:p>110,887</text:p>
          </table:table-cell>
          <table:table-cell office:value-type="float" office:value="57476" table:style-name="ce13">
            <text:p>57,476</text:p>
          </table:table-cell>
          <table:table-cell office:value-type="float" office:value="53411" table:style-name="ce13">
            <text:p>53,411</text:p>
          </table:table-cell>
          <table:table-cell office:value-type="float" office:value="4.8912031829630314" table:style-name="ce14">
            <text:p>4.89</text:p>
          </table:table-cell>
          <table:table-cell office:value-type="float" office:value="158224" table:style-name="ce13">
            <text:p>158,224</text:p>
          </table:table-cell>
          <table:table-cell office:value-type="float" office:value="82105" table:style-name="ce13">
            <text:p>82,105</text:p>
          </table:table-cell>
          <table:table-cell office:value-type="float" office:value="76119" table:style-name="ce13">
            <text:p>76,119</text:p>
          </table:table-cell>
          <table:table-cell office:value-type="float" office:value="6.9792286960702583" table:style-name="ce15">
            <text:p>6.98</text:p>
          </table:table-cell>
          <table:table-cell office:value-type="float" office:value="266365" table:style-name="ce13">
            <text:p>266,365</text:p>
          </table:table-cell>
          <table:table-cell office:value-type="float" office:value="138211" table:style-name="ce13">
            <text:p>138,211</text:p>
          </table:table-cell>
          <table:table-cell office:value-type="float" office:value="128154" table:style-name="ce13">
            <text:p>128,154</text:p>
          </table:table-cell>
          <table:table-cell office:value-type="float" office:value="11.749306373424728" table:style-name="ce14">
            <text:p>11.75</text:p>
          </table:table-cell>
          <table:table-cell office:value-type="float" office:value="287850" table:style-name="ce13">
            <text:p>287,850</text:p>
          </table:table-cell>
          <table:table-cell office:value-type="float" office:value="149437" table:style-name="ce13">
            <text:p>149,437</text:p>
          </table:table-cell>
          <table:table-cell office:value-type="float" office:value="138413" table:style-name="ce13">
            <text:p>138,413</text:p>
          </table:table-cell>
          <table:table-cell office:value-type="float" office:value="12.697005385806348" table:style-name="ce14">
            <text:p>12.70</text:p>
          </table:table-cell>
          <table:table-cell office:value-type="float" office:value="134895" table:style-name="ce13">
            <text:p>134,895</text:p>
          </table:table-cell>
          <table:table-cell office:value-type="float" office:value="70852" table:style-name="ce13">
            <text:p>70,852</text:p>
          </table:table-cell>
          <table:table-cell office:value-type="float" office:value="64043" table:style-name="ce13">
            <text:p>64,043</text:p>
          </table:table-cell>
          <table:table-cell office:value-type="float" office:value="5.9501912159748045" table:style-name="ce14">
            <text:p>5.95</text:p>
          </table:table-cell>
          <table:table-cell office:value-type="float" office:value="1812808" table:style-name="ce13">
            <text:p>1,812,808</text:p>
          </table:table-cell>
          <table:table-cell office:value-type="float" office:value="886885" table:style-name="ce13">
            <text:p>886,885</text:p>
          </table:table-cell>
          <table:table-cell office:value-type="float" office:value="925923" table:style-name="ce13">
            <text:p>925,923</text:p>
          </table:table-cell>
          <table:table-cell office:value-type="float" office:value="79.962594891203182" table:style-name="ce14">
            <text:p>79.96</text:p>
          </table:table-cell>
          <table:table-cell office:value-type="float" office:value="290500" table:style-name="ce13">
            <text:p>290,500</text:p>
          </table:table-cell>
          <table:table-cell office:value-type="float" office:value="133045" table:style-name="ce13">
            <text:p>133,045</text:p>
          </table:table-cell>
          <table:table-cell office:value-type="float" office:value="157455" table:style-name="ce13">
            <text:p>157,455</text:p>
          </table:table-cell>
          <table:table-cell office:value-type="float" office:value="12.813896350796403" table:style-name="ce14">
            <text:p>12.81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臺中市</text:p>
          </table:table-cell>
          <table:table-cell office:value-type="float" office:value="2818670" table:style-name="ce13">
            <text:p>2,818,670</text:p>
          </table:table-cell>
          <table:table-cell office:value-type="float" office:value="1384722" table:style-name="ce13">
            <text:p>1,384,722</text:p>
          </table:table-cell>
          <table:table-cell office:value-type="float" office:value="1433948" table:style-name="ce13">
            <text:p>1,433,948</text:p>
          </table:table-cell>
          <table:table-cell office:value-type="float" office:value="123637" table:style-name="ce13">
            <text:p>123,637</text:p>
          </table:table-cell>
          <table:table-cell office:value-type="float" office:value="64148" table:style-name="ce13">
            <text:p>64,148</text:p>
          </table:table-cell>
          <table:table-cell office:value-type="float" office:value="59489" table:style-name="ce13">
            <text:p>59,489</text:p>
          </table:table-cell>
          <table:table-cell office:value-type="float" office:value="4.3863595241727484" table:style-name="ce14">
            <text:p>4.39</text:p>
          </table:table-cell>
          <table:table-cell office:value-type="float" office:value="182366" table:style-name="ce13">
            <text:p>182,366</text:p>
          </table:table-cell>
          <table:table-cell office:value-type="float" office:value="94626" table:style-name="ce13">
            <text:p>94,626</text:p>
          </table:table-cell>
          <table:table-cell office:value-type="float" office:value="87740" table:style-name="ce13">
            <text:p>87,740</text:p>
          </table:table-cell>
          <table:table-cell office:value-type="float" office:value="6.4699308539133709" table:style-name="ce15">
            <text:p>6.47</text:p>
          </table:table-cell>
          <table:table-cell office:value-type="float" office:value="314750" table:style-name="ce13">
            <text:p>314,750</text:p>
          </table:table-cell>
          <table:table-cell office:value-type="float" office:value="163463" table:style-name="ce13">
            <text:p>163,463</text:p>
          </table:table-cell>
          <table:table-cell office:value-type="float" office:value="151287" table:style-name="ce13">
            <text:p>151,287</text:p>
          </table:table-cell>
          <table:table-cell office:value-type="float" office:value="11.166614041374123" table:style-name="ce14">
            <text:p>11.17</text:p>
          </table:table-cell>
          <table:table-cell office:value-type="float" office:value="340875" table:style-name="ce13">
            <text:p>340,875</text:p>
          </table:table-cell>
          <table:table-cell office:value-type="float" office:value="177017" table:style-name="ce13">
            <text:p>177,017</text:p>
          </table:table-cell>
          <table:table-cell office:value-type="float" office:value="163858" table:style-name="ce13">
            <text:p>163,858</text:p>
          </table:table-cell>
          <table:table-cell office:value-type="float" office:value="12.093469615102158" table:style-name="ce14">
            <text:p>12.09</text:p>
          </table:table-cell>
          <table:table-cell office:value-type="float" office:value="164026" table:style-name="ce13">
            <text:p>164,026</text:p>
          </table:table-cell>
          <table:table-cell office:value-type="float" office:value="85167" table:style-name="ce13">
            <text:p>85,167</text:p>
          </table:table-cell>
          <table:table-cell office:value-type="float" office:value="78859" table:style-name="ce13">
            <text:p>78,859</text:p>
          </table:table-cell>
          <table:table-cell office:value-type="float" office:value="5.8192693717249622" table:style-name="ce14">
            <text:p>5.82</text:p>
          </table:table-cell>
          <table:table-cell office:value-type="float" office:value="2274933" table:style-name="ce13">
            <text:p>2,274,933</text:p>
          </table:table-cell>
          <table:table-cell office:value-type="float" office:value="1102445" table:style-name="ce13">
            <text:p>1,102,445</text:p>
          </table:table-cell>
          <table:table-cell office:value-type="float" office:value="1172488" table:style-name="ce13">
            <text:p>1,172,488</text:p>
          </table:table-cell>
          <table:table-cell office:value-type="float" office:value="80.709448073027346" table:style-name="ce14">
            <text:p>80.71</text:p>
          </table:table-cell>
          <table:table-cell office:value-type="float" office:value="382625" table:style-name="ce13">
            <text:p>382,625</text:p>
          </table:table-cell>
          <table:table-cell office:value-type="float" office:value="174485" table:style-name="ce13">
            <text:p>174,485</text:p>
          </table:table-cell>
          <table:table-cell office:value-type="float" office:value="208140" table:style-name="ce13">
            <text:p>208,140</text:p>
          </table:table-cell>
          <table:table-cell office:value-type="float" office:value="13.574664646801507" table:style-name="ce14">
            <text:p>13.57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臺南市</text:p>
          </table:table-cell>
          <table:table-cell office:value-type="float" office:value="1875378" table:style-name="ce13">
            <text:p>1,875,378</text:p>
          </table:table-cell>
          <table:table-cell office:value-type="float" office:value="934133" table:style-name="ce13">
            <text:p>934,133</text:p>
          </table:table-cell>
          <table:table-cell office:value-type="float" office:value="941245" table:style-name="ce13">
            <text:p>941,245</text:p>
          </table:table-cell>
          <table:table-cell office:value-type="float" office:value="67029" table:style-name="ce13">
            <text:p>67,029</text:p>
          </table:table-cell>
          <table:table-cell office:value-type="float" office:value="34742" table:style-name="ce13">
            <text:p>34,742</text:p>
          </table:table-cell>
          <table:table-cell office:value-type="float" office:value="32287" table:style-name="ce13">
            <text:p>32,287</text:p>
          </table:table-cell>
          <table:table-cell office:value-type="float" office:value="3.5741594494549895" table:style-name="ce14">
            <text:p>3.57</text:p>
          </table:table-cell>
          <table:table-cell office:value-type="float" office:value="100136" table:style-name="ce13">
            <text:p>100,136</text:p>
          </table:table-cell>
          <table:table-cell office:value-type="float" office:value="51861" table:style-name="ce13">
            <text:p>51,861</text:p>
          </table:table-cell>
          <table:table-cell office:value-type="float" office:value="48275" table:style-name="ce13">
            <text:p>48,275</text:p>
          </table:table-cell>
          <table:table-cell office:value-type="float" office:value="5.339510221406031" table:style-name="ce15">
            <text:p>5.34</text:p>
          </table:table-cell>
          <table:table-cell office:value-type="float" office:value="176733" table:style-name="ce13">
            <text:p>176,733</text:p>
          </table:table-cell>
          <table:table-cell office:value-type="float" office:value="91540" table:style-name="ce13">
            <text:p>91,540</text:p>
          </table:table-cell>
          <table:table-cell office:value-type="float" office:value="85193" table:style-name="ce13">
            <text:p>85,193</text:p>
          </table:table-cell>
          <table:table-cell office:value-type="float" office:value="9.4238601497938017" table:style-name="ce14">
            <text:p>9.42</text:p>
          </table:table-cell>
          <table:table-cell office:value-type="float" office:value="192288" table:style-name="ce13">
            <text:p>192,288</text:p>
          </table:table-cell>
          <table:table-cell office:value-type="float" office:value="99613" table:style-name="ce13">
            <text:p>99,613</text:p>
          </table:table-cell>
          <table:table-cell office:value-type="float" office:value="92675" table:style-name="ce13">
            <text:p>92,675</text:p>
          </table:table-cell>
          <table:table-cell office:value-type="float" office:value="10.253292936144073" table:style-name="ce14">
            <text:p>10.25</text:p>
          </table:table-cell>
          <table:table-cell office:value-type="float" office:value="96239" table:style-name="ce13">
            <text:p>96,239</text:p>
          </table:table-cell>
          <table:table-cell office:value-type="float" office:value="50168" table:style-name="ce13">
            <text:p>50,168</text:p>
          </table:table-cell>
          <table:table-cell office:value-type="float" office:value="46071" table:style-name="ce13">
            <text:p>46,071</text:p>
          </table:table-cell>
          <table:table-cell office:value-type="float" office:value="5.1317121135045847" table:style-name="ce14">
            <text:p>5.13</text:p>
          </table:table-cell>
          <table:table-cell office:value-type="float" office:value="1564387" table:style-name="ce13">
            <text:p>1,564,387</text:p>
          </table:table-cell>
          <table:table-cell office:value-type="float" office:value="772726" table:style-name="ce13">
            <text:p>772,726</text:p>
          </table:table-cell>
          <table:table-cell office:value-type="float" office:value="791661" table:style-name="ce13">
            <text:p>791,661</text:p>
          </table:table-cell>
          <table:table-cell office:value-type="float" office:value="83.417156434596123" table:style-name="ce14">
            <text:p>83.42</text:p>
          </table:table-cell>
          <table:table-cell office:value-type="float" office:value="308341" table:style-name="ce13">
            <text:p>308,341</text:p>
          </table:table-cell>
          <table:table-cell office:value-type="float" office:value="141616" table:style-name="ce13">
            <text:p>141,616</text:p>
          </table:table-cell>
          <table:table-cell office:value-type="float" office:value="166725" table:style-name="ce13">
            <text:p>166,725</text:p>
          </table:table-cell>
          <table:table-cell office:value-type="float" office:value="16.441538719127557" table:style-name="ce14">
            <text:p>16.44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高雄市</text:p>
          </table:table-cell>
          <table:table-cell office:value-type="float" office:value="2766752" table:style-name="ce13">
            <text:p>2,766,752</text:p>
          </table:table-cell>
          <table:table-cell office:value-type="float" office:value="1364832" table:style-name="ce13">
            <text:p>1,364,832</text:p>
          </table:table-cell>
          <table:table-cell office:value-type="float" office:value="1401920" table:style-name="ce13">
            <text:p>1,401,920</text:p>
          </table:table-cell>
          <table:table-cell office:value-type="float" office:value="101271" table:style-name="ce13">
            <text:p>101,271</text:p>
          </table:table-cell>
          <table:table-cell office:value-type="float" office:value="52519" table:style-name="ce13">
            <text:p>52,519</text:p>
          </table:table-cell>
          <table:table-cell office:value-type="float" office:value="48752" table:style-name="ce13">
            <text:p>48,752</text:p>
          </table:table-cell>
          <table:table-cell office:value-type="float" office:value="3.6602846948335084" table:style-name="ce14">
            <text:p>3.66</text:p>
          </table:table-cell>
          <table:table-cell office:value-type="float" office:value="147488" table:style-name="ce13">
            <text:p>147,488</text:p>
          </table:table-cell>
          <table:table-cell office:value-type="float" office:value="76644" table:style-name="ce13">
            <text:p>76,644</text:p>
          </table:table-cell>
          <table:table-cell office:value-type="float" office:value="70844" table:style-name="ce13">
            <text:p>70,844</text:p>
          </table:table-cell>
          <table:table-cell office:value-type="float" office:value="5.3307271486566199" table:style-name="ce15">
            <text:p>5.33</text:p>
          </table:table-cell>
          <table:table-cell office:value-type="float" office:value="255740" table:style-name="ce13">
            <text:p>255,740</text:p>
          </table:table-cell>
          <table:table-cell office:value-type="float" office:value="132581" table:style-name="ce13">
            <text:p>132,581</text:p>
          </table:table-cell>
          <table:table-cell office:value-type="float" office:value="123159" table:style-name="ce13">
            <text:p>123,159</text:p>
          </table:table-cell>
          <table:table-cell office:value-type="float" office:value="9.2433293623714725" table:style-name="ce14">
            <text:p>9.24</text:p>
          </table:table-cell>
          <table:table-cell office:value-type="float" office:value="277762" table:style-name="ce13">
            <text:p>277,762</text:p>
          </table:table-cell>
          <table:table-cell office:value-type="float" office:value="143964" table:style-name="ce13">
            <text:p>143,964</text:p>
          </table:table-cell>
          <table:table-cell office:value-type="float" office:value="133798" table:style-name="ce13">
            <text:p>133,798</text:p>
          </table:table-cell>
          <table:table-cell office:value-type="float" office:value="10.039280716161043" table:style-name="ce14">
            <text:p>10.04</text:p>
          </table:table-cell>
          <table:table-cell office:value-type="float" office:value="141684" table:style-name="ce13">
            <text:p>141,684</text:p>
          </table:table-cell>
          <table:table-cell office:value-type="float" office:value="73792" table:style-name="ce13">
            <text:p>73,792</text:p>
          </table:table-cell>
          <table:table-cell office:value-type="float" office:value="67892" table:style-name="ce13">
            <text:p>67,892</text:p>
          </table:table-cell>
          <table:table-cell office:value-type="float" office:value="5.1209504863464455" table:style-name="ce14">
            <text:p>5.12</text:p>
          </table:table-cell>
          <table:table-cell office:value-type="float" office:value="2312427" table:style-name="ce13">
            <text:p>2,312,427</text:p>
          </table:table-cell>
          <table:table-cell office:value-type="float" office:value="1128864" table:style-name="ce13">
            <text:p>1,128,864</text:p>
          </table:table-cell>
          <table:table-cell office:value-type="float" office:value="1183563" table:style-name="ce13">
            <text:p>1,183,563</text:p>
          </table:table-cell>
          <table:table-cell office:value-type="float" office:value="83.579120933137489" table:style-name="ce14">
            <text:p>83.58</text:p>
          </table:table-cell>
          <table:table-cell office:value-type="float" office:value="459740" table:style-name="ce13">
            <text:p>459,740</text:p>
          </table:table-cell>
          <table:table-cell office:value-type="float" office:value="208616" table:style-name="ce13">
            <text:p>208,616</text:p>
          </table:table-cell>
          <table:table-cell office:value-type="float" office:value="251124" table:style-name="ce13">
            <text:p>251,124</text:p>
          </table:table-cell>
          <table:table-cell office:value-type="float" office:value="16.616595921860725" table:style-name="ce14">
            <text:p>16.62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臺灣省</text:p>
          </table:table-cell>
          <table:table-cell office:value-type="float" office:value="7045834" table:style-name="ce13">
            <text:p>7,045,834</text:p>
          </table:table-cell>
          <table:table-cell office:value-type="float" office:value="3582378" table:style-name="ce13">
            <text:p>3,582,378</text:p>
          </table:table-cell>
          <table:table-cell office:value-type="float" office:value="3463456" table:style-name="ce13">
            <text:p>3,463,456</text:p>
          </table:table-cell>
          <table:table-cell office:value-type="float" office:value="257355" table:style-name="ce13">
            <text:p>257,355</text:p>
          </table:table-cell>
          <table:table-cell office:value-type="float" office:value="133513" table:style-name="ce13">
            <text:p>133,513</text:p>
          </table:table-cell>
          <table:table-cell office:value-type="float" office:value="123842" table:style-name="ce13">
            <text:p>123,842</text:p>
          </table:table-cell>
          <table:table-cell office:value-type="float" office:value="3.6525839240606572" table:style-name="ce14">
            <text:p>3.65</text:p>
          </table:table-cell>
          <table:table-cell office:value-type="float" office:value="376082" table:style-name="ce13">
            <text:p>376,082</text:p>
          </table:table-cell>
          <table:table-cell office:value-type="float" office:value="195016" table:style-name="ce13">
            <text:p>195,016</text:p>
          </table:table-cell>
          <table:table-cell office:value-type="float" office:value="181066" table:style-name="ce13">
            <text:p>181,066</text:p>
          </table:table-cell>
          <table:table-cell office:value-type="float" office:value="5.3376505889863433" table:style-name="ce15">
            <text:p>5.34</text:p>
          </table:table-cell>
          <table:table-cell office:value-type="float" office:value="665107" table:style-name="ce13">
            <text:p>665,107</text:p>
          </table:table-cell>
          <table:table-cell office:value-type="float" office:value="345476" table:style-name="ce13">
            <text:p>345,476</text:p>
          </table:table-cell>
          <table:table-cell office:value-type="float" office:value="319631" table:style-name="ce13">
            <text:p>319,631</text:p>
          </table:table-cell>
          <table:table-cell office:value-type="float" office:value="9.4397199820489668" table:style-name="ce14">
            <text:p>9.44</text:p>
          </table:table-cell>
          <table:table-cell office:value-type="float" office:value="724729" table:style-name="ce13">
            <text:p>724,729</text:p>
          </table:table-cell>
          <table:table-cell office:value-type="float" office:value="376912" table:style-name="ce13">
            <text:p>376,912</text:p>
          </table:table-cell>
          <table:table-cell office:value-type="float" office:value="347817" table:style-name="ce13">
            <text:p>347,817</text:p>
          </table:table-cell>
          <table:table-cell office:value-type="float" office:value="10.28592214917354" table:style-name="ce14">
            <text:p>10.29</text:p>
          </table:table-cell>
          <table:table-cell office:value-type="float" office:value="389583" table:style-name="ce13">
            <text:p>389,583</text:p>
          </table:table-cell>
          <table:table-cell office:value-type="float" office:value="204522" table:style-name="ce13">
            <text:p>204,522</text:p>
          </table:table-cell>
          <table:table-cell office:value-type="float" office:value="185061" table:style-name="ce13">
            <text:p>185,061</text:p>
          </table:table-cell>
          <table:table-cell office:value-type="float" office:value="5.5292673656518163" table:style-name="ce14">
            <text:p>5.53</text:p>
          </table:table-cell>
          <table:table-cell office:value-type="float" office:value="5829439" table:style-name="ce13">
            <text:p>5,829,439</text:p>
          </table:table-cell>
          <table:table-cell office:value-type="float" office:value="2947916" table:style-name="ce13">
            <text:p>2,947,916</text:p>
          </table:table-cell>
          <table:table-cell office:value-type="float" office:value="2881523" table:style-name="ce13">
            <text:p>2,881,523</text:p>
          </table:table-cell>
          <table:table-cell office:value-type="float" office:value="82.735968516998838" table:style-name="ce14">
            <text:p>82.74</text:p>
          </table:table-cell>
          <table:table-cell office:value-type="float" office:value="1200725" table:style-name="ce13">
            <text:p>1,200,725</text:p>
          </table:table-cell>
          <table:table-cell office:value-type="float" office:value="555064" table:style-name="ce13">
            <text:p>555,064</text:p>
          </table:table-cell>
          <table:table-cell office:value-type="float" office:value="645661" table:style-name="ce13">
            <text:p>645,661</text:p>
          </table:table-cell>
          <table:table-cell office:value-type="float" office:value="17.041630557858728" table:style-name="ce14">
            <text:p>17.04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宜蘭縣</text:p>
          </table:table-cell>
          <table:table-cell office:value-type="float" office:value="453246" table:style-name="ce17">
            <text:p>453,246</text:p>
          </table:table-cell>
          <table:table-cell office:value-type="float" office:value="228430" table:style-name="ce17">
            <text:p>228,430</text:p>
          </table:table-cell>
          <table:table-cell office:value-type="float" office:value="224816" table:style-name="ce17">
            <text:p>224,816</text:p>
          </table:table-cell>
          <table:table-cell office:value-type="float" office:value="16099" table:style-name="ce17">
            <text:p>16,099</text:p>
          </table:table-cell>
          <table:table-cell office:value-type="float" office:value="8251" table:style-name="ce17">
            <text:p>8,251</text:p>
          </table:table-cell>
          <table:table-cell office:value-type="float" office:value="7848" table:style-name="ce17">
            <text:p>7,848</text:p>
          </table:table-cell>
          <table:table-cell office:value-type="float" office:value="3.5519342696901908" table:style-name="ce18">
            <text:p>3.55</text:p>
          </table:table-cell>
          <table:table-cell office:value-type="float" office:value="23382" table:style-name="ce17">
            <text:p>23,382</text:p>
          </table:table-cell>
          <table:table-cell office:value-type="float" office:value="12005" table:style-name="ce17">
            <text:p>12,005</text:p>
          </table:table-cell>
          <table:table-cell office:value-type="float" office:value="11377" table:style-name="ce17">
            <text:p>11,377</text:p>
          </table:table-cell>
          <table:table-cell office:value-type="float" office:value="5.1587879429713661" table:style-name="ce19">
            <text:p>5.16</text:p>
          </table:table-cell>
          <table:table-cell office:value-type="float" office:value="41630" table:style-name="ce17">
            <text:p>41,630</text:p>
          </table:table-cell>
          <table:table-cell office:value-type="float" office:value="21524" table:style-name="ce17">
            <text:p>21,524</text:p>
          </table:table-cell>
          <table:table-cell office:value-type="float" office:value="20106" table:style-name="ce17">
            <text:p>20,106</text:p>
          </table:table-cell>
          <table:table-cell office:value-type="float" office:value="9.1848576711101693" table:style-name="ce18">
            <text:p>9.18</text:p>
          </table:table-cell>
          <table:table-cell office:value-type="float" office:value="45280" table:style-name="ce17">
            <text:p>45,280</text:p>
          </table:table-cell>
          <table:table-cell office:value-type="float" office:value="23436" table:style-name="ce17">
            <text:p>23,436</text:p>
          </table:table-cell>
          <table:table-cell office:value-type="float" office:value="21844" table:style-name="ce17">
            <text:p>21,844</text:p>
          </table:table-cell>
          <table:table-cell office:value-type="float" office:value="9.9901598690335938" table:style-name="ce18">
            <text:p>9.99</text:p>
          </table:table-cell>
          <table:table-cell office:value-type="float" office:value="24097" table:style-name="ce17">
            <text:p>24,097</text:p>
          </table:table-cell>
          <table:table-cell office:value-type="float" office:value="12528" table:style-name="ce17">
            <text:p>12,528</text:p>
          </table:table-cell>
          <table:table-cell office:value-type="float" office:value="11569" table:style-name="ce17">
            <text:p>11,569</text:p>
          </table:table-cell>
          <table:table-cell office:value-type="float" office:value="5.3165389214686947" table:style-name="ce18">
            <text:p>5.32</text:p>
          </table:table-cell>
          <table:table-cell office:value-type="float" office:value="377570" table:style-name="ce17">
            <text:p>377,570</text:p>
          </table:table-cell>
          <table:table-cell office:value-type="float" office:value="189250" table:style-name="ce17">
            <text:p>189,250</text:p>
          </table:table-cell>
          <table:table-cell office:value-type="float" office:value="188320" table:style-name="ce17">
            <text:p>188,320</text:p>
          </table:table-cell>
          <table:table-cell office:value-type="float" office:value="83.303548183547122" table:style-name="ce18">
            <text:p>83.30</text:p>
          </table:table-cell>
          <table:table-cell office:value-type="float" office:value="77940" table:style-name="ce17">
            <text:p>77,940</text:p>
          </table:table-cell>
          <table:table-cell office:value-type="float" office:value="36007" table:style-name="ce17">
            <text:p>36,007</text:p>
          </table:table-cell>
          <table:table-cell office:value-type="float" office:value="41933" table:style-name="ce17">
            <text:p>41,933</text:p>
          </table:table-cell>
          <table:table-cell office:value-type="float" office:value="17.195959809904554" table:style-name="ce18">
            <text:p>17.20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新竹縣</text:p>
          </table:table-cell>
          <table:table-cell office:value-type="float" office:value="570065" table:style-name="ce17">
            <text:p>570,065</text:p>
          </table:table-cell>
          <table:table-cell office:value-type="float" office:value="291001" table:style-name="ce17">
            <text:p>291,001</text:p>
          </table:table-cell>
          <table:table-cell office:value-type="float" office:value="279064" table:style-name="ce17">
            <text:p>279,064</text:p>
          </table:table-cell>
          <table:table-cell office:value-type="float" office:value="27708" table:style-name="ce17">
            <text:p>27,708</text:p>
          </table:table-cell>
          <table:table-cell office:value-type="float" office:value="14434" table:style-name="ce17">
            <text:p>14,434</text:p>
          </table:table-cell>
          <table:table-cell office:value-type="float" office:value="13274" table:style-name="ce17">
            <text:p>13,274</text:p>
          </table:table-cell>
          <table:table-cell office:value-type="float" office:value="4.8604983642216233" table:style-name="ce18">
            <text:p>4.86</text:p>
          </table:table-cell>
          <table:table-cell office:value-type="float" office:value="41526" table:style-name="ce17">
            <text:p>41,526</text:p>
          </table:table-cell>
          <table:table-cell office:value-type="float" office:value="21613" table:style-name="ce17">
            <text:p>21,613</text:p>
          </table:table-cell>
          <table:table-cell office:value-type="float" office:value="19913" table:style-name="ce17">
            <text:p>19,913</text:p>
          </table:table-cell>
          <table:table-cell office:value-type="float" office:value="7.2844324769982371" table:style-name="ce19">
            <text:p>7.28</text:p>
          </table:table-cell>
          <table:table-cell office:value-type="float" office:value="73405" table:style-name="ce17">
            <text:p>73,405</text:p>
          </table:table-cell>
          <table:table-cell office:value-type="float" office:value="38073" table:style-name="ce17">
            <text:p>38,073</text:p>
          </table:table-cell>
          <table:table-cell office:value-type="float" office:value="35332" table:style-name="ce17">
            <text:p>35,332</text:p>
          </table:table-cell>
          <table:table-cell office:value-type="float" office:value="12.87660179102383" table:style-name="ce18">
            <text:p>12.88</text:p>
          </table:table-cell>
          <table:table-cell office:value-type="float" office:value="79545" table:style-name="ce17">
            <text:p>79,545</text:p>
          </table:table-cell>
          <table:table-cell office:value-type="float" office:value="41321" table:style-name="ce17">
            <text:p>41,321</text:p>
          </table:table-cell>
          <table:table-cell office:value-type="float" office:value="38224" table:style-name="ce17">
            <text:p>38,224</text:p>
          </table:table-cell>
          <table:table-cell office:value-type="float" office:value="13.953671949689946" table:style-name="ce18">
            <text:p>13.95</text:p>
          </table:table-cell>
          <table:table-cell office:value-type="float" office:value="36868" table:style-name="ce17">
            <text:p>36,868</text:p>
          </table:table-cell>
          <table:table-cell office:value-type="float" office:value="19339" table:style-name="ce17">
            <text:p>19,339</text:p>
          </table:table-cell>
          <table:table-cell office:value-type="float" office:value="17529" table:style-name="ce17">
            <text:p>17,529</text:p>
          </table:table-cell>
          <table:table-cell office:value-type="float" office:value="6.4673326725899676" table:style-name="ce18">
            <text:p>6.47</text:p>
          </table:table-cell>
          <table:table-cell office:value-type="float" office:value="446116" table:style-name="ce17">
            <text:p>446,116</text:p>
          </table:table-cell>
          <table:table-cell office:value-type="float" office:value="226374" table:style-name="ce17">
            <text:p>226,374</text:p>
          </table:table-cell>
          <table:table-cell office:value-type="float" office:value="219742" table:style-name="ce17">
            <text:p>219,742</text:p>
          </table:table-cell>
          <table:table-cell office:value-type="float" office:value="78.257040863761148" table:style-name="ce18">
            <text:p>78.26</text:p>
          </table:table-cell>
          <table:table-cell office:value-type="float" office:value="73636" table:style-name="ce17">
            <text:p>73,636</text:p>
          </table:table-cell>
          <table:table-cell office:value-type="float" office:value="35114" table:style-name="ce17">
            <text:p>35,114</text:p>
          </table:table-cell>
          <table:table-cell office:value-type="float" office:value="38522" table:style-name="ce17">
            <text:p>38,522</text:p>
          </table:table-cell>
          <table:table-cell office:value-type="float" office:value="12.917123485918273" table:style-name="ce18">
            <text:p>12.92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苗栗縣</text:p>
          </table:table-cell>
          <table:table-cell office:value-type="float" office:value="542985" table:style-name="ce17">
            <text:p>542,985</text:p>
          </table:table-cell>
          <table:table-cell office:value-type="float" office:value="279847" table:style-name="ce17">
            <text:p>279,847</text:p>
          </table:table-cell>
          <table:table-cell office:value-type="float" office:value="263138" table:style-name="ce17">
            <text:p>263,138</text:p>
          </table:table-cell>
          <table:table-cell office:value-type="float" office:value="17913" table:style-name="ce17">
            <text:p>17,913</text:p>
          </table:table-cell>
          <table:table-cell office:value-type="float" office:value="9252" table:style-name="ce17">
            <text:p>9,252</text:p>
          </table:table-cell>
          <table:table-cell office:value-type="float" office:value="8661" table:style-name="ce17">
            <text:p>8,661</text:p>
          </table:table-cell>
          <table:table-cell office:value-type="float" office:value="3.2989861598386696" table:style-name="ce18">
            <text:p>3.30</text:p>
          </table:table-cell>
          <table:table-cell office:value-type="float" office:value="27713" table:style-name="ce17">
            <text:p>27,713</text:p>
          </table:table-cell>
          <table:table-cell office:value-type="float" office:value="14272" table:style-name="ce17">
            <text:p>14,272</text:p>
          </table:table-cell>
          <table:table-cell office:value-type="float" office:value="13441" table:style-name="ce17">
            <text:p>13,441</text:p>
          </table:table-cell>
          <table:table-cell office:value-type="float" office:value="5.1038242308719397" table:style-name="ce19">
            <text:p>5.10</text:p>
          </table:table-cell>
          <table:table-cell office:value-type="float" office:value="51089" table:style-name="ce17">
            <text:p>51,089</text:p>
          </table:table-cell>
          <table:table-cell office:value-type="float" office:value="26331" table:style-name="ce17">
            <text:p>26,331</text:p>
          </table:table-cell>
          <table:table-cell office:value-type="float" office:value="24758" table:style-name="ce17">
            <text:p>24,758</text:p>
          </table:table-cell>
          <table:table-cell office:value-type="float" office:value="9.4089155317366036" table:style-name="ce18">
            <text:p>9.41</text:p>
          </table:table-cell>
          <table:table-cell office:value-type="float" office:value="55847" table:style-name="ce17">
            <text:p>55,847</text:p>
          </table:table-cell>
          <table:table-cell office:value-type="float" office:value="28817" table:style-name="ce17">
            <text:p>28,817</text:p>
          </table:table-cell>
          <table:table-cell office:value-type="float" office:value="27030" table:style-name="ce17">
            <text:p>27,030</text:p>
          </table:table-cell>
          <table:table-cell office:value-type="float" office:value="10.285182831938267" table:style-name="ce18">
            <text:p>10.29</text:p>
          </table:table-cell>
          <table:table-cell office:value-type="float" office:value="30607" table:style-name="ce17">
            <text:p>30,607</text:p>
          </table:table-cell>
          <table:table-cell office:value-type="float" office:value="16231" table:style-name="ce17">
            <text:p>16,231</text:p>
          </table:table-cell>
          <table:table-cell office:value-type="float" office:value="14376" table:style-name="ce17">
            <text:p>14,376</text:p>
          </table:table-cell>
          <table:table-cell office:value-type="float" office:value="5.636803963277071" table:style-name="ce18">
            <text:p>5.64</text:p>
          </table:table-cell>
          <table:table-cell office:value-type="float" office:value="448677" table:style-name="ce17">
            <text:p>448,677</text:p>
          </table:table-cell>
          <table:table-cell office:value-type="float" office:value="230581" table:style-name="ce17">
            <text:p>230,581</text:p>
          </table:table-cell>
          <table:table-cell office:value-type="float" office:value="218096" table:style-name="ce17">
            <text:p>218,096</text:p>
          </table:table-cell>
          <table:table-cell office:value-type="float" office:value="82.631564407856573" table:style-name="ce18">
            <text:p>82.63</text:p>
          </table:table-cell>
          <table:table-cell office:value-type="float" office:value="92899" table:style-name="ce17">
            <text:p>92,899</text:p>
          </table:table-cell>
          <table:table-cell office:value-type="float" office:value="44103" table:style-name="ce17">
            <text:p>44,103</text:p>
          </table:table-cell>
          <table:table-cell office:value-type="float" office:value="48796" table:style-name="ce17">
            <text:p>48,796</text:p>
          </table:table-cell>
          <table:table-cell office:value-type="float" office:value="17.108944077644868" table:style-name="ce18">
            <text:p>17.11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彰化縣</text:p>
          </table:table-cell>
          <table:table-cell office:value-type="float" office:value="1267339" table:style-name="ce17">
            <text:p>1,267,339</text:p>
          </table:table-cell>
          <table:table-cell office:value-type="float" office:value="644163" table:style-name="ce17">
            <text:p>644,163</text:p>
          </table:table-cell>
          <table:table-cell office:value-type="float" office:value="623176" table:style-name="ce17">
            <text:p>623,176</text:p>
          </table:table-cell>
          <table:table-cell office:value-type="float" office:value="53075" table:style-name="ce17">
            <text:p>53,075</text:p>
          </table:table-cell>
          <table:table-cell office:value-type="float" office:value="27612" table:style-name="ce17">
            <text:p>27,612</text:p>
          </table:table-cell>
          <table:table-cell office:value-type="float" office:value="25463" table:style-name="ce17">
            <text:p>25,463</text:p>
          </table:table-cell>
          <table:table-cell office:value-type="float" office:value="4.1879086811026882" table:style-name="ce18">
            <text:p>4.19</text:p>
          </table:table-cell>
          <table:table-cell office:value-type="float" office:value="74608" table:style-name="ce17">
            <text:p>74,608</text:p>
          </table:table-cell>
          <table:table-cell office:value-type="float" office:value="38830" table:style-name="ce17">
            <text:p>38,830</text:p>
          </table:table-cell>
          <table:table-cell office:value-type="float" office:value="35778" table:style-name="ce17">
            <text:p>35,778</text:p>
          </table:table-cell>
          <table:table-cell office:value-type="float" office:value="5.886980515868288" table:style-name="ce19">
            <text:p>5.89</text:p>
          </table:table-cell>
          <table:table-cell office:value-type="float" office:value="126603" table:style-name="ce17">
            <text:p>126,603</text:p>
          </table:table-cell>
          <table:table-cell office:value-type="float" office:value="65946" table:style-name="ce17">
            <text:p>65,946</text:p>
          </table:table-cell>
          <table:table-cell office:value-type="float" office:value="60657" table:style-name="ce17">
            <text:p>60,657</text:p>
          </table:table-cell>
          <table:table-cell office:value-type="float" office:value="9.9896712718538598" table:style-name="ce18">
            <text:p>9.99</text:p>
          </table:table-cell>
          <table:table-cell office:value-type="float" office:value="137402" table:style-name="ce17">
            <text:p>137,402</text:p>
          </table:table-cell>
          <table:table-cell office:value-type="float" office:value="71558" table:style-name="ce17">
            <text:p>71,558</text:p>
          </table:table-cell>
          <table:table-cell office:value-type="float" office:value="65844" table:style-name="ce17">
            <text:p>65,844</text:p>
          </table:table-cell>
          <table:table-cell office:value-type="float" office:value="10.841771617538797" table:style-name="ce18">
            <text:p>10.84</text:p>
          </table:table-cell>
          <table:table-cell office:value-type="float" office:value="71847" table:style-name="ce17">
            <text:p>71,847</text:p>
          </table:table-cell>
          <table:table-cell office:value-type="float" office:value="37895" table:style-name="ce17">
            <text:p>37,895</text:p>
          </table:table-cell>
          <table:table-cell office:value-type="float" office:value="33952" table:style-name="ce17">
            <text:p>33,952</text:p>
          </table:table-cell>
          <table:table-cell office:value-type="float" office:value="5.6691224684161066" table:style-name="ce18">
            <text:p>5.67</text:p>
          </table:table-cell>
          <table:table-cell office:value-type="float" office:value="1039032" table:style-name="ce17">
            <text:p>1,039,032</text:p>
          </table:table-cell>
          <table:table-cell office:value-type="float" office:value="524720" table:style-name="ce17">
            <text:p>524,720</text:p>
          </table:table-cell>
          <table:table-cell office:value-type="float" office:value="514312" table:style-name="ce17">
            <text:p>514,312</text:p>
          </table:table-cell>
          <table:table-cell office:value-type="float" office:value="81.985325157672889" table:style-name="ce18">
            <text:p>81.99</text:p>
          </table:table-cell>
          <table:table-cell office:value-type="float" office:value="210237" table:style-name="ce17">
            <text:p>210,237</text:p>
          </table:table-cell>
          <table:table-cell office:value-type="float" office:value="96965" table:style-name="ce17">
            <text:p>96,965</text:p>
          </table:table-cell>
          <table:table-cell office:value-type="float" office:value="113272" table:style-name="ce17">
            <text:p>113,272</text:p>
          </table:table-cell>
          <table:table-cell office:value-type="float" office:value="16.588852706339818" table:style-name="ce18">
            <text:p>16.59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南投縣</text:p>
          </table:table-cell>
          <table:table-cell office:value-type="float" office:value="491241" table:style-name="ce17">
            <text:p>491,241</text:p>
          </table:table-cell>
          <table:table-cell office:value-type="float" office:value="251010" table:style-name="ce17">
            <text:p>251,010</text:p>
          </table:table-cell>
          <table:table-cell office:value-type="float" office:value="240231" table:style-name="ce17">
            <text:p>240,231</text:p>
          </table:table-cell>
          <table:table-cell office:value-type="float" office:value="15509" table:style-name="ce17">
            <text:p>15,509</text:p>
          </table:table-cell>
          <table:table-cell office:value-type="float" office:value="8099" table:style-name="ce17">
            <text:p>8,099</text:p>
          </table:table-cell>
          <table:table-cell office:value-type="float" office:value="7410" table:style-name="ce17">
            <text:p>7,410</text:p>
          </table:table-cell>
          <table:table-cell office:value-type="float" office:value="3.1571061861693139" table:style-name="ce18">
            <text:p>3.16</text:p>
          </table:table-cell>
          <table:table-cell office:value-type="float" office:value="22500" table:style-name="ce17">
            <text:p>22,500</text:p>
          </table:table-cell>
          <table:table-cell office:value-type="float" office:value="11721" table:style-name="ce17">
            <text:p>11,721</text:p>
          </table:table-cell>
          <table:table-cell office:value-type="float" office:value="10779" table:style-name="ce17">
            <text:p>10,779</text:p>
          </table:table-cell>
          <table:table-cell office:value-type="float" office:value="4.5802365844870438" table:style-name="ce19">
            <text:p>4.58</text:p>
          </table:table-cell>
          <table:table-cell office:value-type="float" office:value="40513" table:style-name="ce17">
            <text:p>40,513</text:p>
          </table:table-cell>
          <table:table-cell office:value-type="float" office:value="21080" table:style-name="ce17">
            <text:p>21,080</text:p>
          </table:table-cell>
          <table:table-cell office:value-type="float" office:value="19433" table:style-name="ce17">
            <text:p>19,433</text:p>
          </table:table-cell>
          <table:table-cell office:value-type="float" office:value="8.2470722109921617" table:style-name="ce18">
            <text:p>8.25</text:p>
          </table:table-cell>
          <table:table-cell office:value-type="float" office:value="44169" table:style-name="ce17">
            <text:p>44,169</text:p>
          </table:table-cell>
          <table:table-cell office:value-type="float" office:value="22971" table:style-name="ce17">
            <text:p>22,971</text:p>
          </table:table-cell>
          <table:table-cell office:value-type="float" office:value="21198" table:style-name="ce17">
            <text:p>21,198</text:p>
          </table:table-cell>
          <table:table-cell office:value-type="float" office:value="8.9913097644536997" table:style-name="ce18">
            <text:p>8.99</text:p>
          </table:table-cell>
          <table:table-cell office:value-type="float" office:value="25674" table:style-name="ce17">
            <text:p>25,674</text:p>
          </table:table-cell>
          <table:table-cell office:value-type="float" office:value="13313" table:style-name="ce17">
            <text:p>13,313</text:p>
          </table:table-cell>
          <table:table-cell office:value-type="float" office:value="12361" table:style-name="ce17">
            <text:p>12,361</text:p>
          </table:table-cell>
          <table:table-cell office:value-type="float" office:value="5.2263552920053495" table:style-name="ce18">
            <text:p>5.23</text:p>
          </table:table-cell>
          <table:table-cell office:value-type="float" office:value="413768" table:style-name="ce17">
            <text:p>413,768</text:p>
          </table:table-cell>
          <table:table-cell office:value-type="float" office:value="210711" table:style-name="ce17">
            <text:p>210,711</text:p>
          </table:table-cell>
          <table:table-cell office:value-type="float" office:value="203057" table:style-name="ce17">
            <text:p>203,057</text:p>
          </table:table-cell>
          <table:table-cell office:value-type="float" office:value="84.229125826223779" table:style-name="ce18">
            <text:p>84.23</text:p>
          </table:table-cell>
          <table:table-cell office:value-type="float" office:value="91320" table:style-name="ce17">
            <text:p>91,320</text:p>
          </table:table-cell>
          <table:table-cell office:value-type="float" office:value="42941" table:style-name="ce17">
            <text:p>42,941</text:p>
          </table:table-cell>
          <table:table-cell office:value-type="float" office:value="48379" table:style-name="ce17">
            <text:p>48,379</text:p>
          </table:table-cell>
          <table:table-cell office:value-type="float" office:value="18.58965355090475" table:style-name="ce18">
            <text:p>18.59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雲林縣</text:p>
          </table:table-cell>
          <table:table-cell office:value-type="float" office:value="677293" table:style-name="ce17">
            <text:p>677,293</text:p>
          </table:table-cell>
          <table:table-cell office:value-type="float" office:value="350364" table:style-name="ce17">
            <text:p>350,364</text:p>
          </table:table-cell>
          <table:table-cell office:value-type="float" office:value="326929" table:style-name="ce17">
            <text:p>326,929</text:p>
          </table:table-cell>
          <table:table-cell office:value-type="float" office:value="21734" table:style-name="ce17">
            <text:p>21,734</text:p>
          </table:table-cell>
          <table:table-cell office:value-type="float" office:value="11240" table:style-name="ce17">
            <text:p>11,240</text:p>
          </table:table-cell>
          <table:table-cell office:value-type="float" office:value="10494" table:style-name="ce17">
            <text:p>10,494</text:p>
          </table:table-cell>
          <table:table-cell office:value-type="float" office:value="3.2089509267038046" table:style-name="ce18">
            <text:p>3.21</text:p>
          </table:table-cell>
          <table:table-cell office:value-type="float" office:value="31660" table:style-name="ce17">
            <text:p>31,660</text:p>
          </table:table-cell>
          <table:table-cell office:value-type="float" office:value="16332" table:style-name="ce17">
            <text:p>16,332</text:p>
          </table:table-cell>
          <table:table-cell office:value-type="float" office:value="15328" table:style-name="ce17">
            <text:p>15,328</text:p>
          </table:table-cell>
          <table:table-cell office:value-type="float" office:value="4.6744909514789015" table:style-name="ce19">
            <text:p>4.67</text:p>
          </table:table-cell>
          <table:table-cell office:value-type="float" office:value="57105" table:style-name="ce17">
            <text:p>57,105</text:p>
          </table:table-cell>
          <table:table-cell office:value-type="float" office:value="29609" table:style-name="ce17">
            <text:p>29,609</text:p>
          </table:table-cell>
          <table:table-cell office:value-type="float" office:value="27496" table:style-name="ce17">
            <text:p>27,496</text:p>
          </table:table-cell>
          <table:table-cell office:value-type="float" office:value="8.4313583633671101" table:style-name="ce18">
            <text:p>8.43</text:p>
          </table:table-cell>
          <table:table-cell office:value-type="float" office:value="62810" table:style-name="ce17">
            <text:p>62,810</text:p>
          </table:table-cell>
          <table:table-cell office:value-type="float" office:value="32589" table:style-name="ce17">
            <text:p>32,589</text:p>
          </table:table-cell>
          <table:table-cell office:value-type="float" office:value="30221" table:style-name="ce17">
            <text:p>30,221</text:p>
          </table:table-cell>
          <table:table-cell office:value-type="float" office:value="9.2736821434740957" table:style-name="ce18">
            <text:p>9.27</text:p>
          </table:table-cell>
          <table:table-cell office:value-type="float" office:value="37866" table:style-name="ce17">
            <text:p>37,866</text:p>
          </table:table-cell>
          <table:table-cell office:value-type="float" office:value="19865" table:style-name="ce17">
            <text:p>19,865</text:p>
          </table:table-cell>
          <table:table-cell office:value-type="float" office:value="18001" table:style-name="ce17">
            <text:p>18,001</text:p>
          </table:table-cell>
          <table:table-cell office:value-type="float" office:value="5.5907856717845892" table:style-name="ce18">
            <text:p>5.59</text:p>
          </table:table-cell>
          <table:table-cell office:value-type="float" office:value="566598" table:style-name="ce17">
            <text:p>566,598</text:p>
          </table:table-cell>
          <table:table-cell office:value-type="float" office:value="292718" table:style-name="ce17">
            <text:p>292,718</text:p>
          </table:table-cell>
          <table:table-cell office:value-type="float" office:value="273880" table:style-name="ce17">
            <text:p>273,880</text:p>
          </table:table-cell>
          <table:table-cell office:value-type="float" office:value="83.656261027354489" table:style-name="ce18">
            <text:p>83.66</text:p>
          </table:table-cell>
          <table:table-cell office:value-type="float" office:value="128997" table:style-name="ce17">
            <text:p>128,997</text:p>
          </table:table-cell>
          <table:table-cell office:value-type="float" office:value="59295" table:style-name="ce17">
            <text:p>59,295</text:p>
          </table:table-cell>
          <table:table-cell office:value-type="float" office:value="69702" table:style-name="ce17">
            <text:p>69,702</text:p>
          </table:table-cell>
          <table:table-cell office:value-type="float" office:value="19.045966812000124" table:style-name="ce18">
            <text:p>19.05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嘉義縣</text:p>
          </table:table-cell>
          <table:table-cell office:value-type="float" office:value="499881" table:style-name="ce17">
            <text:p>499,881</text:p>
          </table:table-cell>
          <table:table-cell office:value-type="float" office:value="259313" table:style-name="ce17">
            <text:p>259,313</text:p>
          </table:table-cell>
          <table:table-cell office:value-type="float" office:value="240568" table:style-name="ce17">
            <text:p>240,568</text:p>
          </table:table-cell>
          <table:table-cell office:value-type="float" office:value="13519" table:style-name="ce17">
            <text:p>13,519</text:p>
          </table:table-cell>
          <table:table-cell office:value-type="float" office:value="6951" table:style-name="ce17">
            <text:p>6,951</text:p>
          </table:table-cell>
          <table:table-cell office:value-type="float" office:value="6568" table:style-name="ce17">
            <text:p>6,568</text:p>
          </table:table-cell>
          <table:table-cell office:value-type="float" office:value="2.7044436575905064" table:style-name="ce18">
            <text:p>2.70</text:p>
          </table:table-cell>
          <table:table-cell office:value-type="float" office:value="19299" table:style-name="ce17">
            <text:p>19,299</text:p>
          </table:table-cell>
          <table:table-cell office:value-type="float" office:value="9928" table:style-name="ce17">
            <text:p>9,928</text:p>
          </table:table-cell>
          <table:table-cell office:value-type="float" office:value="9371" table:style-name="ce17">
            <text:p>9,371</text:p>
          </table:table-cell>
          <table:table-cell office:value-type="float" office:value="3.8607188510865589" table:style-name="ce19">
            <text:p>3.86</text:p>
          </table:table-cell>
          <table:table-cell office:value-type="float" office:value="34379" table:style-name="ce17">
            <text:p>34,379</text:p>
          </table:table-cell>
          <table:table-cell office:value-type="float" office:value="17802" table:style-name="ce17">
            <text:p>17,802</text:p>
          </table:table-cell>
          <table:table-cell office:value-type="float" office:value="16577" table:style-name="ce17">
            <text:p>16,577</text:p>
          </table:table-cell>
          <table:table-cell office:value-type="float" office:value="6.8774368299655313" table:style-name="ce18">
            <text:p>6.88</text:p>
          </table:table-cell>
          <table:table-cell office:value-type="float" office:value="37657" table:style-name="ce17">
            <text:p>37,657</text:p>
          </table:table-cell>
          <table:table-cell office:value-type="float" office:value="19509" table:style-name="ce17">
            <text:p>19,509</text:p>
          </table:table-cell>
          <table:table-cell office:value-type="float" office:value="18148" table:style-name="ce17">
            <text:p>18,148</text:p>
          </table:table-cell>
          <table:table-cell office:value-type="float" office:value="7.533192899910178" table:style-name="ce18">
            <text:p>7.53</text:p>
          </table:table-cell>
          <table:table-cell office:value-type="float" office:value="24473" table:style-name="ce17">
            <text:p>24,473</text:p>
          </table:table-cell>
          <table:table-cell office:value-type="float" office:value="12874" table:style-name="ce17">
            <text:p>12,874</text:p>
          </table:table-cell>
          <table:table-cell office:value-type="float" office:value="11599" table:style-name="ce17">
            <text:p>11,599</text:p>
          </table:table-cell>
          <table:table-cell office:value-type="float" office:value="4.8957651921157241" table:style-name="ce18">
            <text:p>4.90</text:p>
          </table:table-cell>
          <table:table-cell office:value-type="float" office:value="429466" table:style-name="ce17">
            <text:p>429,466</text:p>
          </table:table-cell>
          <table:table-cell office:value-type="float" office:value="222574" table:style-name="ce17">
            <text:p>222,574</text:p>
          </table:table-cell>
          <table:table-cell office:value-type="float" office:value="206892" table:style-name="ce17">
            <text:p>206,892</text:p>
          </table:table-cell>
          <table:table-cell office:value-type="float" office:value="85.913647448092647" table:style-name="ce18">
            <text:p>85.91</text:p>
          </table:table-cell>
          <table:table-cell office:value-type="float" office:value="101473" table:style-name="ce17">
            <text:p>101,473</text:p>
          </table:table-cell>
          <table:table-cell office:value-type="float" office:value="47068" table:style-name="ce17">
            <text:p>47,068</text:p>
          </table:table-cell>
          <table:table-cell office:value-type="float" office:value="54405" table:style-name="ce17">
            <text:p>54,405</text:p>
          </table:table-cell>
          <table:table-cell office:value-type="float" office:value="20.299431264640987" table:style-name="ce18">
            <text:p>20.30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屏東縣</text:p>
          </table:table-cell>
          <table:table-cell office:value-type="float" office:value="813176" table:style-name="ce17">
            <text:p>813,176</text:p>
          </table:table-cell>
          <table:table-cell office:value-type="float" office:value="414303" table:style-name="ce17">
            <text:p>414,303</text:p>
          </table:table-cell>
          <table:table-cell office:value-type="float" office:value="398873" table:style-name="ce17">
            <text:p>398,873</text:p>
          </table:table-cell>
          <table:table-cell office:value-type="float" office:value="24963" table:style-name="ce17">
            <text:p>24,963</text:p>
          </table:table-cell>
          <table:table-cell office:value-type="float" office:value="13003" table:style-name="ce17">
            <text:p>13,003</text:p>
          </table:table-cell>
          <table:table-cell office:value-type="float" office:value="11960" table:style-name="ce17">
            <text:p>11,960</text:p>
          </table:table-cell>
          <table:table-cell office:value-type="float" office:value="3.0698151445689494" table:style-name="ce18">
            <text:p>3.07</text:p>
          </table:table-cell>
          <table:table-cell office:value-type="float" office:value="36648" table:style-name="ce17">
            <text:p>36,648</text:p>
          </table:table-cell>
          <table:table-cell office:value-type="float" office:value="19055" table:style-name="ce17">
            <text:p>19,055</text:p>
          </table:table-cell>
          <table:table-cell office:value-type="float" office:value="17593" table:style-name="ce17">
            <text:p>17,593</text:p>
          </table:table-cell>
          <table:table-cell office:value-type="float" office:value="4.5067734414198153" table:style-name="ce19">
            <text:p>4.51</text:p>
          </table:table-cell>
          <table:table-cell office:value-type="float" office:value="65213" table:style-name="ce17">
            <text:p>65,213</text:p>
          </table:table-cell>
          <table:table-cell office:value-type="float" office:value="33955" table:style-name="ce17">
            <text:p>33,955</text:p>
          </table:table-cell>
          <table:table-cell office:value-type="float" office:value="31258" table:style-name="ce17">
            <text:p>31,258</text:p>
          </table:table-cell>
          <table:table-cell office:value-type="float" office:value="8.0195431247356055" table:style-name="ce18">
            <text:p>8.02</text:p>
          </table:table-cell>
          <table:table-cell office:value-type="float" office:value="71302" table:style-name="ce17">
            <text:p>71,302</text:p>
          </table:table-cell>
          <table:table-cell office:value-type="float" office:value="37167" table:style-name="ce17">
            <text:p>37,167</text:p>
          </table:table-cell>
          <table:table-cell office:value-type="float" office:value="34135" table:style-name="ce17">
            <text:p>34,135</text:p>
          </table:table-cell>
          <table:table-cell office:value-type="float" office:value="8.7683355140830521" table:style-name="ce18">
            <text:p>8.77</text:p>
          </table:table-cell>
          <table:table-cell office:value-type="float" office:value="40954" table:style-name="ce17">
            <text:p>40,954</text:p>
          </table:table-cell>
          <table:table-cell office:value-type="float" office:value="21435" table:style-name="ce17">
            <text:p>21,435</text:p>
          </table:table-cell>
          <table:table-cell office:value-type="float" office:value="19519" table:style-name="ce17">
            <text:p>19,519</text:p>
          </table:table-cell>
          <table:table-cell office:value-type="float" office:value="5.0363021043414955" table:style-name="ce18">
            <text:p>5.04</text:p>
          </table:table-cell>
          <table:table-cell office:value-type="float" office:value="689210" table:style-name="ce17">
            <text:p>689,210</text:p>
          </table:table-cell>
          <table:table-cell office:value-type="float" office:value="349796" table:style-name="ce17">
            <text:p>349,796</text:p>
          </table:table-cell>
          <table:table-cell office:value-type="float" office:value="339414" table:style-name="ce17">
            <text:p>339,414</text:p>
          </table:table-cell>
          <table:table-cell office:value-type="float" office:value="84.755329719519509" table:style-name="ce18">
            <text:p>84.76</text:p>
          </table:table-cell>
          <table:table-cell office:value-type="float" office:value="146008" table:style-name="ce17">
            <text:p>146,008</text:p>
          </table:table-cell>
          <table:table-cell office:value-type="float" office:value="68196" table:style-name="ce17">
            <text:p>68,196</text:p>
          </table:table-cell>
          <table:table-cell office:value-type="float" office:value="77812" table:style-name="ce17">
            <text:p>77,812</text:p>
          </table:table-cell>
          <table:table-cell office:value-type="float" office:value="17.955276594488769" table:style-name="ce18">
            <text:p>17.96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臺東縣</text:p>
          </table:table-cell>
          <table:table-cell office:value-type="float" office:value="215351" table:style-name="ce17">
            <text:p>215,351</text:p>
          </table:table-cell>
          <table:table-cell office:value-type="float" office:value="110655" table:style-name="ce17">
            <text:p>110,655</text:p>
          </table:table-cell>
          <table:table-cell office:value-type="float" office:value="104696" table:style-name="ce17">
            <text:p>104,696</text:p>
          </table:table-cell>
          <table:table-cell office:value-type="float" office:value="7421" table:style-name="ce17">
            <text:p>7,421</text:p>
          </table:table-cell>
          <table:table-cell office:value-type="float" office:value="3892" table:style-name="ce17">
            <text:p>3,892</text:p>
          </table:table-cell>
          <table:table-cell office:value-type="float" office:value="3529" table:style-name="ce17">
            <text:p>3,529</text:p>
          </table:table-cell>
          <table:table-cell office:value-type="float" office:value="3.4460021081861707" table:style-name="ce18">
            <text:p>3.45</text:p>
          </table:table-cell>
          <table:table-cell office:value-type="float" office:value="10770" table:style-name="ce17">
            <text:p>10,770</text:p>
          </table:table-cell>
          <table:table-cell office:value-type="float" office:value="5610" table:style-name="ce17">
            <text:p>5,610</text:p>
          </table:table-cell>
          <table:table-cell office:value-type="float" office:value="5160" table:style-name="ce17">
            <text:p>5,160</text:p>
          </table:table-cell>
          <table:table-cell office:value-type="float" office:value="5.0011376775589618" table:style-name="ce19">
            <text:p>5.00</text:p>
          </table:table-cell>
          <table:table-cell office:value-type="float" office:value="19015" table:style-name="ce17">
            <text:p>19,015</text:p>
          </table:table-cell>
          <table:table-cell office:value-type="float" office:value="9943" table:style-name="ce17">
            <text:p>9,943</text:p>
          </table:table-cell>
          <table:table-cell office:value-type="float" office:value="9072" table:style-name="ce17">
            <text:p>9,072</text:p>
          </table:table-cell>
          <table:table-cell office:value-type="float" office:value="8.8297709321061895" table:style-name="ce18">
            <text:p>8.83</text:p>
          </table:table-cell>
          <table:table-cell office:value-type="float" office:value="20804" table:style-name="ce17">
            <text:p>20,804</text:p>
          </table:table-cell>
          <table:table-cell office:value-type="float" office:value="10912" table:style-name="ce17">
            <text:p>10,912</text:p>
          </table:table-cell>
          <table:table-cell office:value-type="float" office:value="9892" table:style-name="ce17">
            <text:p>9,892</text:p>
          </table:table-cell>
          <table:table-cell office:value-type="float" office:value="9.6605077292420276" table:style-name="ce18">
            <text:p>9.66</text:p>
          </table:table-cell>
          <table:table-cell office:value-type="float" office:value="11742" table:style-name="ce17">
            <text:p>11,742</text:p>
          </table:table-cell>
          <table:table-cell office:value-type="float" office:value="6222" table:style-name="ce17">
            <text:p>6,222</text:p>
          </table:table-cell>
          <table:table-cell office:value-type="float" office:value="5520" table:style-name="ce17">
            <text:p>5,520</text:p>
          </table:table-cell>
          <table:table-cell office:value-type="float" office:value="5.4524938356450638" table:style-name="ce18">
            <text:p>5.45</text:p>
          </table:table-cell>
          <table:table-cell office:value-type="float" office:value="179640" table:style-name="ce17">
            <text:p>179,640</text:p>
          </table:table-cell>
          <table:table-cell office:value-type="float" office:value="91939" table:style-name="ce17">
            <text:p>91,939</text:p>
          </table:table-cell>
          <table:table-cell office:value-type="float" office:value="87701" table:style-name="ce17">
            <text:p>87,701</text:p>
          </table:table-cell>
          <table:table-cell office:value-type="float" office:value="83.417304772209093" table:style-name="ce18">
            <text:p>83.42</text:p>
          </table:table-cell>
          <table:table-cell office:value-type="float" office:value="37490" table:style-name="ce17">
            <text:p>37,490</text:p>
          </table:table-cell>
          <table:table-cell office:value-type="float" office:value="16939" table:style-name="ce17">
            <text:p>16,939</text:p>
          </table:table-cell>
          <table:table-cell office:value-type="float" office:value="20551" table:style-name="ce17">
            <text:p>20,551</text:p>
          </table:table-cell>
          <table:table-cell office:value-type="float" office:value="17.408788443053432" table:style-name="ce18">
            <text:p>17.41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花蓮縣</text:p>
          </table:table-cell>
          <table:table-cell office:value-type="float" office:value="324501" table:style-name="ce17">
            <text:p>324,501</text:p>
          </table:table-cell>
          <table:table-cell office:value-type="float" office:value="164115" table:style-name="ce17">
            <text:p>164,115</text:p>
          </table:table-cell>
          <table:table-cell office:value-type="float" office:value="160386" table:style-name="ce17">
            <text:p>160,386</text:p>
          </table:table-cell>
          <table:table-cell office:value-type="float" office:value="11935" table:style-name="ce17">
            <text:p>11,935</text:p>
          </table:table-cell>
          <table:table-cell office:value-type="float" office:value="6218" table:style-name="ce17">
            <text:p>6,218</text:p>
          </table:table-cell>
          <table:table-cell office:value-type="float" office:value="5717" table:style-name="ce17">
            <text:p>5,717</text:p>
          </table:table-cell>
          <table:table-cell office:value-type="float" office:value="3.6779547674737518" table:style-name="ce18">
            <text:p>3.68</text:p>
          </table:table-cell>
          <table:table-cell office:value-type="float" office:value="17284" table:style-name="ce17">
            <text:p>17,284</text:p>
          </table:table-cell>
          <table:table-cell office:value-type="float" office:value="9012" table:style-name="ce17">
            <text:p>9,012</text:p>
          </table:table-cell>
          <table:table-cell office:value-type="float" office:value="8272" table:style-name="ce17">
            <text:p>8,272</text:p>
          </table:table-cell>
          <table:table-cell office:value-type="float" office:value="5.3263318140776148" table:style-name="ce19">
            <text:p>5.33</text:p>
          </table:table-cell>
          <table:table-cell office:value-type="float" office:value="30004" table:style-name="ce17">
            <text:p>30,004</text:p>
          </table:table-cell>
          <table:table-cell office:value-type="float" office:value="15708" table:style-name="ce17">
            <text:p>15,708</text:p>
          </table:table-cell>
          <table:table-cell office:value-type="float" office:value="14296" table:style-name="ce17">
            <text:p>14,296</text:p>
          </table:table-cell>
          <table:table-cell office:value-type="float" office:value="9.2461964678074953" table:style-name="ce18">
            <text:p>9.25</text:p>
          </table:table-cell>
          <table:table-cell office:value-type="float" office:value="32592" table:style-name="ce17">
            <text:p>32,592</text:p>
          </table:table-cell>
          <table:table-cell office:value-type="float" office:value="17070" table:style-name="ce17">
            <text:p>17,070</text:p>
          </table:table-cell>
          <table:table-cell office:value-type="float" office:value="15522" table:style-name="ce17">
            <text:p>15,522</text:p>
          </table:table-cell>
          <table:table-cell office:value-type="float" office:value="10.043728678802223" table:style-name="ce18">
            <text:p>10.04</text:p>
          </table:table-cell>
          <table:table-cell office:value-type="float" office:value="17085" table:style-name="ce17">
            <text:p>17,085</text:p>
          </table:table-cell>
          <table:table-cell office:value-type="float" office:value="8992" table:style-name="ce17">
            <text:p>8,992</text:p>
          </table:table-cell>
          <table:table-cell office:value-type="float" office:value="8093" table:style-name="ce17">
            <text:p>8,093</text:p>
          </table:table-cell>
          <table:table-cell office:value-type="float" office:value="5.2650068874980356" table:style-name="ce18">
            <text:p>5.27</text:p>
          </table:table-cell>
          <table:table-cell office:value-type="float" office:value="270262" table:style-name="ce17">
            <text:p>270,262</text:p>
          </table:table-cell>
          <table:table-cell office:value-type="float" office:value="135704" table:style-name="ce17">
            <text:p>135,704</text:p>
          </table:table-cell>
          <table:table-cell office:value-type="float" office:value="134558" table:style-name="ce17">
            <text:p>134,558</text:p>
          </table:table-cell>
          <table:table-cell office:value-type="float" office:value="83.285413604272406" table:style-name="ce18">
            <text:p>83.29</text:p>
          </table:table-cell>
          <table:table-cell office:value-type="float" office:value="56496" table:style-name="ce17">
            <text:p>56,496</text:p>
          </table:table-cell>
          <table:table-cell office:value-type="float" office:value="25937" table:style-name="ce17">
            <text:p>25,937</text:p>
          </table:table-cell>
          <table:table-cell office:value-type="float" office:value="30559" table:style-name="ce17">
            <text:p>30,559</text:p>
          </table:table-cell>
          <table:table-cell office:value-type="float" office:value="17.410115839396489" table:style-name="ce18">
            <text:p>17.41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澎湖縣</text:p>
          </table:table-cell>
          <table:table-cell office:value-type="float" office:value="105907" table:style-name="ce17">
            <text:p>105,907</text:p>
          </table:table-cell>
          <table:table-cell office:value-type="float" office:value="54496" table:style-name="ce17">
            <text:p>54,496</text:p>
          </table:table-cell>
          <table:table-cell office:value-type="float" office:value="51411" table:style-name="ce17">
            <text:p>51,411</text:p>
          </table:table-cell>
          <table:table-cell office:value-type="float" office:value="4331" table:style-name="ce17">
            <text:p>4,331</text:p>
          </table:table-cell>
          <table:table-cell office:value-type="float" office:value="2279" table:style-name="ce17">
            <text:p>2,279</text:p>
          </table:table-cell>
          <table:table-cell office:value-type="float" office:value="2052" table:style-name="ce17">
            <text:p>2,052</text:p>
          </table:table-cell>
          <table:table-cell office:value-type="float" office:value="4.0894369588412482" table:style-name="ce18">
            <text:p>4.09</text:p>
          </table:table-cell>
          <table:table-cell office:value-type="float" office:value="5723" table:style-name="ce17">
            <text:p>5,723</text:p>
          </table:table-cell>
          <table:table-cell office:value-type="float" office:value="3036" table:style-name="ce17">
            <text:p>3,036</text:p>
          </table:table-cell>
          <table:table-cell office:value-type="float" office:value="2687" table:style-name="ce17">
            <text:p>2,687</text:p>
          </table:table-cell>
          <table:table-cell office:value-type="float" office:value="5.4037976715420131" table:style-name="ce19">
            <text:p>5.40</text:p>
          </table:table-cell>
          <table:table-cell office:value-type="float" office:value="8863" table:style-name="ce17">
            <text:p>8,863</text:p>
          </table:table-cell>
          <table:table-cell office:value-type="float" office:value="4672" table:style-name="ce17">
            <text:p>4,672</text:p>
          </table:table-cell>
          <table:table-cell office:value-type="float" office:value="4191" table:style-name="ce17">
            <text:p>4,191</text:p>
          </table:table-cell>
          <table:table-cell office:value-type="float" office:value="8.3686630723181672" table:style-name="ce18">
            <text:p>8.37</text:p>
          </table:table-cell>
          <table:table-cell office:value-type="float" office:value="9486" table:style-name="ce17">
            <text:p>9,486</text:p>
          </table:table-cell>
          <table:table-cell office:value-type="float" office:value="5000" table:style-name="ce17">
            <text:p>5,000</text:p>
          </table:table-cell>
          <table:table-cell office:value-type="float" office:value="4486" table:style-name="ce17">
            <text:p>4,486</text:p>
          </table:table-cell>
          <table:table-cell office:value-type="float" office:value="8.9569150292237527" table:style-name="ce18">
            <text:p>8.96</text:p>
          </table:table-cell>
          <table:table-cell office:value-type="float" office:value="4635" table:style-name="ce17">
            <text:p>4,635</text:p>
          </table:table-cell>
          <table:table-cell office:value-type="float" office:value="2422" table:style-name="ce17">
            <text:p>2,422</text:p>
          </table:table-cell>
          <table:table-cell office:value-type="float" office:value="2213" table:style-name="ce17">
            <text:p>2,213</text:p>
          </table:table-cell>
          <table:table-cell office:value-type="float" office:value="4.376481252419576" table:style-name="ce18">
            <text:p>4.38</text:p>
          </table:table-cell>
          <table:table-cell office:value-type="float" office:value="89577" table:style-name="ce17">
            <text:p>89,577</text:p>
          </table:table-cell>
          <table:table-cell office:value-type="float" office:value="45867" table:style-name="ce17">
            <text:p>45,867</text:p>
          </table:table-cell>
          <table:table-cell office:value-type="float" office:value="43710" table:style-name="ce17">
            <text:p>43,710</text:p>
          </table:table-cell>
          <table:table-cell office:value-type="float" office:value="84.580811466664159" table:style-name="ce18">
            <text:p>84.58</text:p>
          </table:table-cell>
          <table:table-cell office:value-type="float" office:value="18068" table:style-name="ce17">
            <text:p>18,068</text:p>
          </table:table-cell>
          <table:table-cell office:value-type="float" office:value="8405" table:style-name="ce17">
            <text:p>8,405</text:p>
          </table:table-cell>
          <table:table-cell office:value-type="float" office:value="9663" table:style-name="ce17">
            <text:p>9,663</text:p>
          </table:table-cell>
          <table:table-cell office:value-type="float" office:value="17.060250974911952" table:style-name="ce18">
            <text:p>17.06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基隆市</text:p>
          </table:table-cell>
          <table:table-cell office:value-type="float" office:value="367740" table:style-name="ce17">
            <text:p>367,740</text:p>
          </table:table-cell>
          <table:table-cell office:value-type="float" office:value="183422" table:style-name="ce17">
            <text:p>183,422</text:p>
          </table:table-cell>
          <table:table-cell office:value-type="float" office:value="184318" table:style-name="ce17">
            <text:p>184,318</text:p>
          </table:table-cell>
          <table:table-cell office:value-type="float" office:value="10892" table:style-name="ce17">
            <text:p>10,892</text:p>
          </table:table-cell>
          <table:table-cell office:value-type="float" office:value="5594" table:style-name="ce17">
            <text:p>5,594</text:p>
          </table:table-cell>
          <table:table-cell office:value-type="float" office:value="5298" table:style-name="ce17">
            <text:p>5,298</text:p>
          </table:table-cell>
          <table:table-cell office:value-type="float" office:value="2.9618752379398487" table:style-name="ce18">
            <text:p>2.96</text:p>
          </table:table-cell>
          <table:table-cell office:value-type="float" office:value="16103" table:style-name="ce17">
            <text:p>16,103</text:p>
          </table:table-cell>
          <table:table-cell office:value-type="float" office:value="8305" table:style-name="ce17">
            <text:p>8,305</text:p>
          </table:table-cell>
          <table:table-cell office:value-type="float" office:value="7798" table:style-name="ce17">
            <text:p>7,798</text:p>
          </table:table-cell>
          <table:table-cell office:value-type="float" office:value="4.3789090118018166" table:style-name="ce19">
            <text:p>4.38</text:p>
          </table:table-cell>
          <table:table-cell office:value-type="float" office:value="29105" table:style-name="ce17">
            <text:p>29,105</text:p>
          </table:table-cell>
          <table:table-cell office:value-type="float" office:value="14987" table:style-name="ce17">
            <text:p>14,987</text:p>
          </table:table-cell>
          <table:table-cell office:value-type="float" office:value="14118" table:style-name="ce17">
            <text:p>14,118</text:p>
          </table:table-cell>
          <table:table-cell office:value-type="float" office:value="7.9145591994343834" table:style-name="ce18">
            <text:p>7.91</text:p>
          </table:table-cell>
          <table:table-cell office:value-type="float" office:value="31739" table:style-name="ce17">
            <text:p>31,739</text:p>
          </table:table-cell>
          <table:table-cell office:value-type="float" office:value="16395" table:style-name="ce17">
            <text:p>16,395</text:p>
          </table:table-cell>
          <table:table-cell office:value-type="float" office:value="15344" table:style-name="ce17">
            <text:p>15,344</text:p>
          </table:table-cell>
          <table:table-cell office:value-type="float" office:value="8.6308261271550553" table:style-name="ce18">
            <text:p>8.63</text:p>
          </table:table-cell>
          <table:table-cell office:value-type="float" office:value="17755" table:style-name="ce17">
            <text:p>17,755</text:p>
          </table:table-cell>
          <table:table-cell office:value-type="float" office:value="9332" table:style-name="ce17">
            <text:p>9,332</text:p>
          </table:table-cell>
          <table:table-cell office:value-type="float" office:value="8423" table:style-name="ce17">
            <text:p>8,423</text:p>
          </table:table-cell>
          <table:table-cell office:value-type="float" office:value="4.8281394463479632" table:style-name="ce18">
            <text:p>4.83</text:p>
          </table:table-cell>
          <table:table-cell office:value-type="float" office:value="313412" table:style-name="ce17">
            <text:p>313,412</text:p>
          </table:table-cell>
          <table:table-cell office:value-type="float" office:value="155158" table:style-name="ce17">
            <text:p>155,158</text:p>
          </table:table-cell>
          <table:table-cell office:value-type="float" office:value="158254" table:style-name="ce17">
            <text:p>158,254</text:p>
          </table:table-cell>
          <table:table-cell office:value-type="float" office:value="85.226518736063525" table:style-name="ce18">
            <text:p>85.23</text:p>
          </table:table-cell>
          <table:table-cell office:value-type="float" office:value="64072" table:style-name="ce17">
            <text:p>64,072</text:p>
          </table:table-cell>
          <table:table-cell office:value-type="float" office:value="28953" table:style-name="ce17">
            <text:p>28,953</text:p>
          </table:table-cell>
          <table:table-cell office:value-type="float" office:value="35119" table:style-name="ce17">
            <text:p>35,119</text:p>
          </table:table-cell>
          <table:table-cell office:value-type="float" office:value="17.423179420242562" table:style-name="ce18">
            <text:p>17.42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新竹市</text:p>
          </table:table-cell>
          <table:table-cell office:value-type="float" office:value="451033" table:style-name="ce17">
            <text:p>451,033</text:p>
          </table:table-cell>
          <table:table-cell office:value-type="float" office:value="222507" table:style-name="ce17">
            <text:p>222,507</text:p>
          </table:table-cell>
          <table:table-cell office:value-type="float" office:value="228526" table:style-name="ce17">
            <text:p>228,526</text:p>
          </table:table-cell>
          <table:table-cell office:value-type="float" office:value="22560" table:style-name="ce17">
            <text:p>22,560</text:p>
          </table:table-cell>
          <table:table-cell office:value-type="float" office:value="11624" table:style-name="ce17">
            <text:p>11,624</text:p>
          </table:table-cell>
          <table:table-cell office:value-type="float" office:value="10936" table:style-name="ce17">
            <text:p>10,936</text:p>
          </table:table-cell>
          <table:table-cell office:value-type="float" office:value="5.0018513057802867" table:style-name="ce18">
            <text:p>5.00</text:p>
          </table:table-cell>
          <table:table-cell office:value-type="float" office:value="34225" table:style-name="ce17">
            <text:p>34,225</text:p>
          </table:table-cell>
          <table:table-cell office:value-type="float" office:value="17685" table:style-name="ce17">
            <text:p>17,685</text:p>
          </table:table-cell>
          <table:table-cell office:value-type="float" office:value="16540" table:style-name="ce17">
            <text:p>16,540</text:p>
          </table:table-cell>
          <table:table-cell office:value-type="float" office:value="7.5881365665040033" table:style-name="ce19">
            <text:p>7.59</text:p>
          </table:table-cell>
          <table:table-cell office:value-type="float" office:value="61056" table:style-name="ce17">
            <text:p>61,056</text:p>
          </table:table-cell>
          <table:table-cell office:value-type="float" office:value="31678" table:style-name="ce17">
            <text:p>31,678</text:p>
          </table:table-cell>
          <table:table-cell office:value-type="float" office:value="29378" table:style-name="ce17">
            <text:p>29,378</text:p>
          </table:table-cell>
          <table:table-cell office:value-type="float" office:value="13.5369252360692" table:style-name="ce18">
            <text:p>13.54</text:p>
          </table:table-cell>
          <table:table-cell office:value-type="float" office:value="66246" table:style-name="ce17">
            <text:p>66,246</text:p>
          </table:table-cell>
          <table:table-cell office:value-type="float" office:value="34514" table:style-name="ce17">
            <text:p>34,514</text:p>
          </table:table-cell>
          <table:table-cell office:value-type="float" office:value="31732" table:style-name="ce17">
            <text:p>31,732</text:p>
          </table:table-cell>
          <table:table-cell office:value-type="float" office:value="14.687617092319188" table:style-name="ce18">
            <text:p>14.69</text:p>
          </table:table-cell>
          <table:table-cell office:value-type="float" office:value="29593" table:style-name="ce17">
            <text:p>29,593</text:p>
          </table:table-cell>
          <table:table-cell office:value-type="float" office:value="15505" table:style-name="ce17">
            <text:p>15,505</text:p>
          </table:table-cell>
          <table:table-cell office:value-type="float" office:value="14088" table:style-name="ce17">
            <text:p>14,088</text:p>
          </table:table-cell>
          <table:table-cell office:value-type="float" office:value="6.5611607132959229" table:style-name="ce18">
            <text:p>6.56</text:p>
          </table:table-cell>
          <table:table-cell office:value-type="float" office:value="349951" table:style-name="ce17">
            <text:p>349,951</text:p>
          </table:table-cell>
          <table:table-cell office:value-type="float" office:value="169860" table:style-name="ce17">
            <text:p>169,860</text:p>
          </table:table-cell>
          <table:table-cell office:value-type="float" office:value="180091" table:style-name="ce17">
            <text:p>180,091</text:p>
          </table:table-cell>
          <table:table-cell office:value-type="float" office:value="77.588779534978585" table:style-name="ce18">
            <text:p>77.59</text:p>
          </table:table-cell>
          <table:table-cell office:value-type="float" office:value="58905" table:style-name="ce17">
            <text:p>58,905</text:p>
          </table:table-cell>
          <table:table-cell office:value-type="float" office:value="26143" table:style-name="ce17">
            <text:p>26,143</text:p>
          </table:table-cell>
          <table:table-cell office:value-type="float" office:value="32762" table:style-name="ce17">
            <text:p>32,762</text:p>
          </table:table-cell>
          <table:table-cell office:value-type="float" office:value="13.060019998536692" table:style-name="ce18">
            <text:p>13.06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嘉義市</text:p>
          </table:table-cell>
          <table:table-cell office:value-type="float" office:value="266076" table:style-name="ce17">
            <text:p>266,076</text:p>
          </table:table-cell>
          <table:table-cell office:value-type="float" office:value="128752" table:style-name="ce17">
            <text:p>128,752</text:p>
          </table:table-cell>
          <table:table-cell office:value-type="float" office:value="137324" table:style-name="ce17">
            <text:p>137,324</text:p>
          </table:table-cell>
          <table:table-cell office:value-type="float" office:value="9696" table:style-name="ce17">
            <text:p>9,696</text:p>
          </table:table-cell>
          <table:table-cell office:value-type="float" office:value="5064" table:style-name="ce17">
            <text:p>5,064</text:p>
          </table:table-cell>
          <table:table-cell office:value-type="float" office:value="4632" table:style-name="ce17">
            <text:p>4,632</text:p>
          </table:table-cell>
          <table:table-cell office:value-type="float" office:value="3.6440716186352771" table:style-name="ce18">
            <text:p>3.64</text:p>
          </table:table-cell>
          <table:table-cell office:value-type="float" office:value="14641" table:style-name="ce17">
            <text:p>14,641</text:p>
          </table:table-cell>
          <table:table-cell office:value-type="float" office:value="7612" table:style-name="ce17">
            <text:p>7,612</text:p>
          </table:table-cell>
          <table:table-cell office:value-type="float" office:value="7029" table:style-name="ce17">
            <text:p>7,029</text:p>
          </table:table-cell>
          <table:table-cell office:value-type="float" office:value="5.5025631774380255" table:style-name="ce19">
            <text:p>5.50</text:p>
          </table:table-cell>
          <table:table-cell office:value-type="float" office:value="27127" table:style-name="ce17">
            <text:p>27,127</text:p>
          </table:table-cell>
          <table:table-cell office:value-type="float" office:value="14168" table:style-name="ce17">
            <text:p>14,168</text:p>
          </table:table-cell>
          <table:table-cell office:value-type="float" office:value="12959" table:style-name="ce17">
            <text:p>12,959</text:p>
          </table:table-cell>
          <table:table-cell office:value-type="float" office:value="10.195207384356349" table:style-name="ce18">
            <text:p>10.20</text:p>
          </table:table-cell>
          <table:table-cell office:value-type="float" office:value="29850" table:style-name="ce17">
            <text:p>29,850</text:p>
          </table:table-cell>
          <table:table-cell office:value-type="float" office:value="15653" table:style-name="ce17">
            <text:p>15,653</text:p>
          </table:table-cell>
          <table:table-cell office:value-type="float" office:value="14197" table:style-name="ce17">
            <text:p>14,197</text:p>
          </table:table-cell>
          <table:table-cell office:value-type="float" office:value="11.218599197221845" table:style-name="ce18">
            <text:p>11.22</text:p>
          </table:table-cell>
          <table:table-cell office:value-type="float" office:value="16387" table:style-name="ce17">
            <text:p>16,387</text:p>
          </table:table-cell>
          <table:table-cell office:value-type="float" office:value="8569" table:style-name="ce17">
            <text:p>8,569</text:p>
          </table:table-cell>
          <table:table-cell office:value-type="float" office:value="7818" table:style-name="ce17">
            <text:p>7,818</text:p>
          </table:table-cell>
          <table:table-cell office:value-type="float" office:value="6.1587666681699966" table:style-name="ce18">
            <text:p>6.16</text:p>
          </table:table-cell>
          <table:table-cell office:value-type="float" office:value="216160" table:style-name="ce17">
            <text:p>216,160</text:p>
          </table:table-cell>
          <table:table-cell office:value-type="float" office:value="102664" table:style-name="ce17">
            <text:p>102,664</text:p>
          </table:table-cell>
          <table:table-cell office:value-type="float" office:value="113496" table:style-name="ce17">
            <text:p>113,496</text:p>
          </table:table-cell>
          <table:table-cell office:value-type="float" office:value="81.239946481456428" table:style-name="ce18">
            <text:p>81.24</text:p>
          </table:table-cell>
          <table:table-cell office:value-type="float" office:value="43184" table:style-name="ce17">
            <text:p>43,184</text:p>
          </table:table-cell>
          <table:table-cell office:value-type="float" office:value="18998" table:style-name="ce17">
            <text:p>18,998</text:p>
          </table:table-cell>
          <table:table-cell office:value-type="float" office:value="24186" table:style-name="ce17">
            <text:p>24,186</text:p>
          </table:table-cell>
          <table:table-cell office:value-type="float" office:value="16.229949337783189" table:style-name="ce18">
            <text:p>16.23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福建省</text:p>
          </table:table-cell>
          <table:table-cell office:value-type="float" office:value="153689" table:style-name="ce13">
            <text:p>153,689</text:p>
          </table:table-cell>
          <table:table-cell office:value-type="float" office:value="77737" table:style-name="ce13">
            <text:p>77,737</text:p>
          </table:table-cell>
          <table:table-cell office:value-type="float" office:value="75952" table:style-name="ce13">
            <text:p>75,952</text:p>
          </table:table-cell>
          <table:table-cell office:value-type="float" office:value="5463" table:style-name="ce13">
            <text:p>5,463</text:p>
          </table:table-cell>
          <table:table-cell office:value-type="float" office:value="2815" table:style-name="ce13">
            <text:p>2,815</text:p>
          </table:table-cell>
          <table:table-cell office:value-type="float" office:value="2648" table:style-name="ce13">
            <text:p>2,648</text:p>
          </table:table-cell>
          <table:table-cell office:value-type="float" office:value="3.5545810044960926" table:style-name="ce14">
            <text:p>3.55</text:p>
          </table:table-cell>
          <table:table-cell office:value-type="float" office:value="7288" table:style-name="ce13">
            <text:p>7,288</text:p>
          </table:table-cell>
          <table:table-cell office:value-type="float" office:value="3759" table:style-name="ce13">
            <text:p>3,759</text:p>
          </table:table-cell>
          <table:table-cell office:value-type="float" office:value="3529" table:style-name="ce13">
            <text:p>3,529</text:p>
          </table:table-cell>
          <table:table-cell office:value-type="float" office:value="4.7420439979438997" table:style-name="ce15">
            <text:p>4.74</text:p>
          </table:table-cell>
          <table:table-cell office:value-type="float" office:value="11568" table:style-name="ce13">
            <text:p>11,568</text:p>
          </table:table-cell>
          <table:table-cell office:value-type="float" office:value="6006" table:style-name="ce13">
            <text:p>6,006</text:p>
          </table:table-cell>
          <table:table-cell office:value-type="float" office:value="5562" table:style-name="ce13">
            <text:p>5,562</text:p>
          </table:table-cell>
          <table:table-cell office:value-type="float" office:value="7.526888716824236" table:style-name="ce14">
            <text:p>7.53</text:p>
          </table:table-cell>
          <table:table-cell office:value-type="float" office:value="12385" table:style-name="ce13">
            <text:p>12,385</text:p>
          </table:table-cell>
          <table:table-cell office:value-type="float" office:value="6425" table:style-name="ce13">
            <text:p>6,425</text:p>
          </table:table-cell>
          <table:table-cell office:value-type="float" office:value="5960" table:style-name="ce13">
            <text:p>5,960</text:p>
          </table:table-cell>
          <table:table-cell office:value-type="float" office:value="8.0584817390964876" table:style-name="ce14">
            <text:p>8.06</text:p>
          </table:table-cell>
          <table:table-cell office:value-type="float" office:value="5567" table:style-name="ce13">
            <text:p>5,567</text:p>
          </table:table-cell>
          <table:table-cell office:value-type="float" office:value="2938" table:style-name="ce13">
            <text:p>2,938</text:p>
          </table:table-cell>
          <table:table-cell office:value-type="float" office:value="2629" table:style-name="ce13">
            <text:p>2,629</text:p>
          </table:table-cell>
          <table:table-cell office:value-type="float" office:value="3.6222501285062694" table:style-name="ce14">
            <text:p>3.62</text:p>
          </table:table-cell>
          <table:table-cell office:value-type="float" office:value="132882" table:style-name="ce13">
            <text:p>132,882</text:p>
          </table:table-cell>
          <table:table-cell office:value-type="float" office:value="66850" table:style-name="ce13">
            <text:p>66,850</text:p>
          </table:table-cell>
          <table:table-cell office:value-type="float" office:value="66032" table:style-name="ce13">
            <text:p>66,032</text:p>
          </table:table-cell>
          <table:table-cell office:value-type="float" office:value="86.461620545387106" table:style-name="ce14">
            <text:p>86.46</text:p>
          </table:table-cell>
          <table:table-cell office:value-type="float" office:value="21830" table:style-name="ce13">
            <text:p>21,830</text:p>
          </table:table-cell>
          <table:table-cell office:value-type="float" office:value="10577" table:style-name="ce13">
            <text:p>10,577</text:p>
          </table:table-cell>
          <table:table-cell office:value-type="float" office:value="11253" table:style-name="ce13">
            <text:p>11,253</text:p>
          </table:table-cell>
          <table:table-cell office:value-type="float" office:value="14.204009395597602" table:style-name="ce14">
            <text:p>14.20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金門縣</text:p>
          </table:table-cell>
          <table:table-cell office:value-type="float" office:value="140490" table:style-name="ce17">
            <text:p>140,490</text:p>
          </table:table-cell>
          <table:table-cell office:value-type="float" office:value="70132" table:style-name="ce17">
            <text:p>70,132</text:p>
          </table:table-cell>
          <table:table-cell office:value-type="float" office:value="70358" table:style-name="ce17">
            <text:p>70,358</text:p>
          </table:table-cell>
          <table:table-cell office:value-type="float" office:value="4872" table:style-name="ce17">
            <text:p>4,872</text:p>
          </table:table-cell>
          <table:table-cell office:value-type="float" office:value="2488" table:style-name="ce17">
            <text:p>2,488</text:p>
          </table:table-cell>
          <table:table-cell office:value-type="float" office:value="2384" table:style-name="ce17">
            <text:p>2,384</text:p>
          </table:table-cell>
          <table:table-cell office:value-type="float" office:value="3.4678624813153958" table:style-name="ce18">
            <text:p>3.47</text:p>
          </table:table-cell>
          <table:table-cell office:value-type="float" office:value="6506" table:style-name="ce17">
            <text:p>6,506</text:p>
          </table:table-cell>
          <table:table-cell office:value-type="float" office:value="3338" table:style-name="ce17">
            <text:p>3,338</text:p>
          </table:table-cell>
          <table:table-cell office:value-type="float" office:value="3168" table:style-name="ce17">
            <text:p>3,168</text:p>
          </table:table-cell>
          <table:table-cell office:value-type="float" office:value="4.630934586091537" table:style-name="ce19">
            <text:p>4.63</text:p>
          </table:table-cell>
          <table:table-cell office:value-type="float" office:value="10330" table:style-name="ce17">
            <text:p>10,330</text:p>
          </table:table-cell>
          <table:table-cell office:value-type="float" office:value="5342" table:style-name="ce17">
            <text:p>5,342</text:p>
          </table:table-cell>
          <table:table-cell office:value-type="float" office:value="4988" table:style-name="ce17">
            <text:p>4,988</text:p>
          </table:table-cell>
          <table:table-cell office:value-type="float" office:value="7.3528365008185634" table:style-name="ce18">
            <text:p>7.35</text:p>
          </table:table-cell>
          <table:table-cell office:value-type="float" office:value="11067" table:style-name="ce17">
            <text:p>11,067</text:p>
          </table:table-cell>
          <table:table-cell office:value-type="float" office:value="5720" table:style-name="ce17">
            <text:p>5,720</text:p>
          </table:table-cell>
          <table:table-cell office:value-type="float" office:value="5347" table:style-name="ce17">
            <text:p>5,347</text:p>
          </table:table-cell>
          <table:table-cell office:value-type="float" office:value="7.8774289985052315" table:style-name="ce18">
            <text:p>7.88</text:p>
          </table:table-cell>
          <table:table-cell office:value-type="float" office:value="5019" table:style-name="ce17">
            <text:p>5,019</text:p>
          </table:table-cell>
          <table:table-cell office:value-type="float" office:value="2642" table:style-name="ce17">
            <text:p>2,642</text:p>
          </table:table-cell>
          <table:table-cell office:value-type="float" office:value="2377" table:style-name="ce17">
            <text:p>2,377</text:p>
          </table:table-cell>
          <table:table-cell office:value-type="float" office:value="3.572496263079223" table:style-name="ce18">
            <text:p>3.57</text:p>
          </table:table-cell>
          <table:table-cell office:value-type="float" office:value="121748" table:style-name="ce17">
            <text:p>121,748</text:p>
          </table:table-cell>
          <table:table-cell office:value-type="float" office:value="60366" table:style-name="ce17">
            <text:p>60,366</text:p>
          </table:table-cell>
          <table:table-cell office:value-type="float" office:value="61382" table:style-name="ce17">
            <text:p>61,382</text:p>
          </table:table-cell>
          <table:table-cell office:value-type="float" office:value="86.659548722328992" table:style-name="ce18">
            <text:p>86.66</text:p>
          </table:table-cell>
          <table:table-cell office:value-type="float" office:value="20169" table:style-name="ce17">
            <text:p>20,169</text:p>
          </table:table-cell>
          <table:table-cell office:value-type="float" office:value="9677" table:style-name="ce17">
            <text:p>9,677</text:p>
          </table:table-cell>
          <table:table-cell office:value-type="float" office:value="10492" table:style-name="ce17">
            <text:p>10,492</text:p>
          </table:table-cell>
          <table:table-cell office:value-type="float" office:value="14.356181934657272" table:style-name="ce18">
            <text:p>14.36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連江縣</text:p>
          </table:table-cell>
          <table:table-cell office:value-type="float" office:value="13199" table:style-name="ce17">
            <text:p>13,199</text:p>
          </table:table-cell>
          <table:table-cell office:value-type="float" office:value="7605" table:style-name="ce17">
            <text:p>7,605</text:p>
          </table:table-cell>
          <table:table-cell office:value-type="float" office:value="5594" table:style-name="ce17">
            <text:p>5,594</text:p>
          </table:table-cell>
          <table:table-cell office:value-type="float" office:value="591" table:style-name="ce17">
            <text:p>591</text:p>
          </table:table-cell>
          <table:table-cell office:value-type="float" office:value="327" table:style-name="ce17">
            <text:p>327</text:p>
          </table:table-cell>
          <table:table-cell office:value-type="float" office:value="264" table:style-name="ce17">
            <text:p>264</text:p>
          </table:table-cell>
          <table:table-cell office:value-type="float" office:value="4.4776119402985071" table:style-name="ce18">
            <text:p>4.48</text:p>
          </table:table-cell>
          <table:table-cell office:value-type="float" office:value="782" table:style-name="ce17">
            <text:p>782</text:p>
          </table:table-cell>
          <table:table-cell office:value-type="float" office:value="421" table:style-name="ce17">
            <text:p>421</text:p>
          </table:table-cell>
          <table:table-cell office:value-type="float" office:value="361" table:style-name="ce17">
            <text:p>361</text:p>
          </table:table-cell>
          <table:table-cell office:value-type="float" office:value="5.9246912644897343" table:style-name="ce19">
            <text:p>5.92</text:p>
          </table:table-cell>
          <table:table-cell office:value-type="float" office:value="1238" table:style-name="ce17">
            <text:p>1,238</text:p>
          </table:table-cell>
          <table:table-cell office:value-type="float" office:value="664" table:style-name="ce17">
            <text:p>664</text:p>
          </table:table-cell>
          <table:table-cell office:value-type="float" office:value="574" table:style-name="ce17">
            <text:p>574</text:p>
          </table:table-cell>
          <table:table-cell office:value-type="float" office:value="9.3794984468520344" table:style-name="ce18">
            <text:p>9.38</text:p>
          </table:table-cell>
          <table:table-cell office:value-type="float" office:value="1318" table:style-name="ce17">
            <text:p>1,318</text:p>
          </table:table-cell>
          <table:table-cell office:value-type="float" office:value="705" table:style-name="ce17">
            <text:p>705</text:p>
          </table:table-cell>
          <table:table-cell office:value-type="float" office:value="613" table:style-name="ce17">
            <text:p>613</text:p>
          </table:table-cell>
          <table:table-cell office:value-type="float" office:value="9.9856049700734903" table:style-name="ce18">
            <text:p>9.99</text:p>
          </table:table-cell>
          <table:table-cell office:value-type="float" office:value="548" table:style-name="ce17">
            <text:p>548</text:p>
          </table:table-cell>
          <table:table-cell office:value-type="float" office:value="296" table:style-name="ce17">
            <text:p>296</text:p>
          </table:table-cell>
          <table:table-cell office:value-type="float" office:value="252" table:style-name="ce17">
            <text:p>252</text:p>
          </table:table-cell>
          <table:table-cell office:value-type="float" office:value="4.1518296840669748" table:style-name="ce18">
            <text:p>4.15</text:p>
          </table:table-cell>
          <table:table-cell office:value-type="float" office:value="11134" table:style-name="ce17">
            <text:p>11,134</text:p>
          </table:table-cell>
          <table:table-cell office:value-type="float" office:value="6484" table:style-name="ce17">
            <text:p>6,484</text:p>
          </table:table-cell>
          <table:table-cell office:value-type="float" office:value="4650" table:style-name="ce17">
            <text:p>4,650</text:p>
          </table:table-cell>
          <table:table-cell office:value-type="float" office:value="84.354875369346161" table:style-name="ce18">
            <text:p>84.35</text:p>
          </table:table-cell>
          <table:table-cell office:value-type="float" office:value="1661" table:style-name="ce17">
            <text:p>1,661</text:p>
          </table:table-cell>
          <table:table-cell office:value-type="float" office:value="900" table:style-name="ce17">
            <text:p>900</text:p>
          </table:table-cell>
          <table:table-cell office:value-type="float" office:value="761" table:style-name="ce17">
            <text:p>761</text:p>
          </table:table-cell>
          <table:table-cell office:value-type="float" office:value="12.584286688385484" table:style-name="ce18">
            <text:p>12.58</text:p>
          </table:table-cell>
          <table:table-cell table:number-columns-repeated="16352" table:style-name="ce20"/>
        </table:table-row>
        <table:table-row table:style-name="ro8">
          <table:table-cell table:style-name="ce21"/>
          <table:table-cell table:style-name="ce22"/>
          <table:table-cell table:number-columns-repeated="2" table:style-name="ce23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5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number-columns-repeated="16352"/>
        </table:table-row>
        <table:table-row table:style-name="ro9">
          <table:table-cell office:value-type="string" table:style-name="ce26">
            <text:p>說明：本表各年齡結構指標項目係屬部分統計，各年齡指標欄位合計數不等於總人口數。</text:p>
          </table:table-cell>
          <table:table-cell table:number-columns-repeated="6" table:style-name="ce27"/>
          <table:table-cell table:number-columns-repeated="17" table:style-name="ce28"/>
          <table:table-cell table:number-columns-repeated="3" table:style-name="ce29"/>
          <table:table-cell table:number-columns-repeated="4" table:style-name="ce30"/>
          <table:table-cell office:value-type="string" table:style-name="ce31">
            <text:p><text:s text:c="16"/>內政部戶政司 <text:s/>109年12月9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溫麗華</meta:initial-creator>
    <dc:creator>盧怡婷</dc:creator>
    <meta:creation-date>2019-06-04T12:02:08Z</meta:creation-date>
    <dc:date>2020-12-03T10:44:18Z</dc:date>
    <meta:print-date>2020-12-03T10:32:04Z</meta:print-date>
  </office:meta>
</office:document-meta>
</file>